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4in" fo:margin-top="0.5in" fo:margin-bottom="0.2in" table:align="margins"/>
    </style:style>
    <style:style style:name="Table5.A" style:family="table-column">
      <style:table-column-properties style:column-width="2.2in" style:rel-column-width="32767*"/>
    </style:style>
    <style:style style:name="Table5.B" style:family="table-column">
      <style:table-column-properties style:column-width="2.2in" style:rel-column-width="32768*"/>
    </style:style>
    <style:style style:name="Table5.A1" style:family="table-cell">
      <style:table-cell-properties fo:padding="0.0382in" fo:border="none"/>
    </style:style>
    <style:style style:name="Table1" style:family="table">
      <style:table-properties style:width="4.4in" fo:margin-top="0.2in" fo:margin-bottom="0.2in" table:align="margins"/>
    </style:style>
    <style:style style:name="Table1.A" style:family="table-column">
      <style:table-column-properties style:column-width="1.4667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4.4in" fo:margin-top="0.2in" fo:margin-bottom="0.2in" table:align="margins"/>
    </style:style>
    <style:style style:name="Table3.A" style:family="table-column">
      <style:table-column-properties style:column-width="0.7333in" style:rel-column-width="10922*"/>
    </style:style>
    <style:style style:name="Table3.B" style:family="table-column">
      <style:table-column-properties style:column-width="0.7333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39c618d" officeooo:paragraph-rsid="04395802" style:font-style-asian="normal" style:font-style-complex="normal"/>
    </style:style>
    <style:style style:name="P18" style:family="paragraph" style:parent-style-name="Text_20_body">
      <style:text-properties officeooo:rsid="036742e5" officeooo:paragraph-rsid="036742e5"/>
    </style:style>
    <style:style style:name="P19" style:family="paragraph" style:parent-style-name="Text_20_body">
      <style:text-properties officeooo:rsid="03ab3f00" officeooo:paragraph-rsid="03ab3f00"/>
    </style:style>
    <style:style style:name="P20" style:family="paragraph" style:parent-style-name="Text_20_body">
      <style:text-properties officeooo:rsid="03657a1c" officeooo:paragraph-rsid="03657a1c"/>
    </style:style>
    <style:style style:name="P21" style:family="paragraph" style:parent-style-name="Text_20_body">
      <style:text-properties officeooo:rsid="02085db8" officeooo:paragraph-rsid="0467166a"/>
    </style:style>
    <style:style style:name="P22" style:family="paragraph" style:parent-style-name="Text_20_body">
      <style:text-properties officeooo:rsid="0383a956" officeooo:paragraph-rsid="04d154ea"/>
    </style:style>
    <style:style style:name="P23" style:family="paragraph" style:parent-style-name="Text_20_body">
      <style:text-properties officeooo:rsid="0383a956" officeooo:paragraph-rsid="04ea9696"/>
    </style:style>
    <style:style style:name="P24" style:family="paragraph" style:parent-style-name="Text_20_body">
      <style:text-properties officeooo:rsid="0383a956" officeooo:paragraph-rsid="04f45378"/>
    </style:style>
    <style:style style:name="P25" style:family="paragraph" style:parent-style-name="Text_20_body">
      <style:text-properties officeooo:rsid="0383a956" officeooo:paragraph-rsid="04f788f4"/>
    </style:style>
    <style:style style:name="P26" style:family="paragraph" style:parent-style-name="Text_20_body">
      <style:text-properties officeooo:rsid="0383a956" officeooo:paragraph-rsid="0500c219"/>
    </style:style>
    <style:style style:name="P27" style:family="paragraph" style:parent-style-name="Text_20_body">
      <style:text-properties officeooo:rsid="0383a956" officeooo:paragraph-rsid="0503b664"/>
    </style:style>
    <style:style style:name="P28" style:family="paragraph" style:parent-style-name="Text_20_body">
      <style:text-properties officeooo:rsid="0383a956" officeooo:paragraph-rsid="050fdc74"/>
    </style:style>
    <style:style style:name="P29" style:family="paragraph" style:parent-style-name="Text_20_body">
      <style:text-properties officeooo:paragraph-rsid="04d4d527"/>
    </style:style>
    <style:style style:name="P30" style:family="paragraph" style:parent-style-name="Text_20_body">
      <style:text-properties officeooo:rsid="05118ffa" officeooo:paragraph-rsid="04d4d527"/>
    </style:style>
    <style:style style:name="P31" style:family="paragraph" style:parent-style-name="Text_20_body">
      <style:text-properties officeooo:rsid="009f7541" officeooo:paragraph-rsid="04d4d527"/>
    </style:style>
    <style:style style:name="P32" style:family="paragraph" style:parent-style-name="Text_20_body">
      <style:text-properties officeooo:rsid="0078ca9c" officeooo:paragraph-rsid="04d4d527"/>
    </style:style>
    <style:style style:name="P33" style:family="paragraph" style:parent-style-name="Text_20_body">
      <style:text-properties officeooo:rsid="01dc8f75" officeooo:paragraph-rsid="04d53a08"/>
    </style:style>
    <style:style style:name="P34" style:family="paragraph" style:parent-style-name="Text_20_body">
      <style:text-properties officeooo:rsid="01112f24" officeooo:paragraph-rsid="04d53a08"/>
    </style:style>
    <style:style style:name="P35" style:family="paragraph" style:parent-style-name="Text_20_body">
      <style:text-properties officeooo:rsid="031f4bed" officeooo:paragraph-rsid="04d53a08"/>
    </style:style>
    <style:style style:name="P36" style:family="paragraph" style:parent-style-name="Text_20_body">
      <style:text-properties officeooo:paragraph-rsid="04d53a08"/>
    </style:style>
    <style:style style:name="P37" style:family="paragraph" style:parent-style-name="Text_20_body">
      <style:text-properties officeooo:paragraph-rsid="050fdc74"/>
    </style:style>
    <style:style style:name="P38" style:family="paragraph" style:parent-style-name="Footnote">
      <style:text-properties officeooo:rsid="00cd182e" officeooo:paragraph-rsid="00cd182e"/>
    </style:style>
    <style:style style:name="P39" style:family="paragraph" style:parent-style-name="Footnote">
      <style:text-properties officeooo:rsid="02085db8" officeooo:paragraph-rsid="02085db8"/>
    </style:style>
    <style:style style:name="P40" style:family="paragraph" style:parent-style-name="Footnote">
      <style:text-properties officeooo:rsid="03657a1c" officeooo:paragraph-rsid="03657a1c"/>
    </style:style>
    <style:style style:name="P41" style:family="paragraph" style:parent-style-name="Footnote">
      <style:text-properties officeooo:rsid="036742e5" officeooo:paragraph-rsid="036742e5"/>
    </style:style>
    <style:style style:name="P42" style:family="paragraph" style:parent-style-name="Footnote">
      <style:text-properties officeooo:rsid="03ab3f00" officeooo:paragraph-rsid="03ab3f00"/>
    </style:style>
    <style:style style:name="P43" style:family="paragraph" style:parent-style-name="Footnote">
      <style:text-properties officeooo:rsid="050b1c6f" officeooo:paragraph-rsid="050b1c6f"/>
    </style:style>
    <style:style style:name="P44" style:family="paragraph" style:parent-style-name="Author_20_Bio">
      <style:text-properties officeooo:rsid="022622bf" officeooo:paragraph-rsid="022622bf"/>
    </style:style>
    <style:style style:name="P45" style:family="paragraph" style:parent-style-name="Author_20_Bio">
      <style:text-properties officeooo:rsid="03693d3b" officeooo:paragraph-rsid="03693d3b"/>
    </style:style>
    <style:style style:name="P46" style:family="paragraph" style:parent-style-name="Author_20_Bio">
      <style:text-properties officeooo:rsid="03ab3f00" officeooo:paragraph-rsid="03ab3f00"/>
    </style:style>
    <style:style style:name="P47" style:family="paragraph" style:parent-style-name="Author_20_Bio">
      <style:text-properties officeooo:rsid="0403290d" officeooo:paragraph-rsid="0403290d"/>
    </style:style>
    <style:style style:name="P48" style:family="paragraph" style:parent-style-name="Author_20_Bio">
      <style:paragraph-properties fo:text-align="center" style:justify-single-word="false"/>
    </style:style>
    <style:style style:name="P49" style:family="paragraph" style:parent-style-name="Author_20_Bio">
      <style:text-properties fo:font-style="normal" officeooo:rsid="04c7c8d1" officeooo:paragraph-rsid="04cb54e9" style:font-style-asian="normal" style:font-style-complex="normal"/>
    </style:style>
    <style:style style:name="P50" style:family="paragraph" style:parent-style-name="Author_20_Bio">
      <style:text-properties fo:font-style="normal" officeooo:paragraph-rsid="04cb54e9" style:font-style-asian="normal" style:font-style-complex="normal"/>
    </style:style>
    <style:style style:name="P51" style:family="paragraph" style:parent-style-name="Author_20_Bio">
      <style:text-properties fo:font-style="italic" officeooo:rsid="0529d121" officeooo:paragraph-rsid="04cb54e9" style:font-style-asian="italic" style:font-style-complex="italic"/>
    </style:style>
    <style:style style:name="P52" style:family="paragraph" style:parent-style-name="Author_20_Bio">
      <style:text-properties officeooo:paragraph-rsid="04cb54e9"/>
    </style:style>
    <style:style style:name="P53" style:family="paragraph" style:parent-style-name="Author_20_Bio">
      <style:text-properties officeooo:rsid="0383a956" officeooo:paragraph-rsid="04d154ea"/>
    </style:style>
    <style:style style:name="P54" style:family="paragraph" style:parent-style-name="Author_20_Bio">
      <style:text-properties officeooo:rsid="0383a956" officeooo:paragraph-rsid="04ea9696"/>
    </style:style>
    <style:style style:name="P55" style:family="paragraph" style:parent-style-name="Author_20_Bio">
      <style:text-properties officeooo:rsid="0383a956" officeooo:paragraph-rsid="04f45378"/>
    </style:style>
    <style:style style:name="P56" style:family="paragraph" style:parent-style-name="Author_20_Bio">
      <style:text-properties officeooo:rsid="0383a956" officeooo:paragraph-rsid="04f788f4"/>
    </style:style>
    <style:style style:name="P57" style:family="paragraph" style:parent-style-name="Author_20_Bio">
      <style:text-properties officeooo:rsid="0383a956" officeooo:paragraph-rsid="0500c219"/>
    </style:style>
    <style:style style:name="P58" style:family="paragraph" style:parent-style-name="Author_20_Bio">
      <style:text-properties officeooo:rsid="0383a956" officeooo:paragraph-rsid="0503b664"/>
    </style:style>
    <style:style style:name="P59" style:family="paragraph" style:parent-style-name="Author_20_Bio">
      <style:text-properties officeooo:rsid="0383a956" officeooo:paragraph-rsid="050fdc74"/>
    </style:style>
    <style:style style:name="P60" style:family="paragraph" style:parent-style-name="Author_20_Bio">
      <style:text-properties officeooo:rsid="032c322a" officeooo:paragraph-rsid="04d4d527"/>
    </style:style>
    <style:style style:name="P61" style:family="paragraph" style:parent-style-name="Author_20_Bio">
      <style:paragraph-properties fo:text-align="end" style:justify-single-word="false"/>
      <style:text-properties officeooo:paragraph-rsid="04d53a08"/>
    </style:style>
    <style:style style:name="P62" style:family="paragraph" style:parent-style-name="Text_20_body">
      <style:paragraph-properties fo:text-align="start" style:justify-single-word="false" style:writing-mode="page"/>
    </style:style>
    <style:style style:name="P63" style:family="paragraph" style:parent-style-name="Text_20_body">
      <style:paragraph-properties fo:text-align="start" style:justify-single-word="false" style:writing-mode="page"/>
      <style:text-properties officeooo:rsid="04e14992" officeooo:paragraph-rsid="04e14992"/>
    </style:style>
    <style:style style:name="P64" style:family="paragraph" style:parent-style-name="Text_20_body">
      <style:paragraph-properties fo:text-align="start" style:justify-single-word="false" style:writing-mode="page"/>
      <style:text-properties officeooo:rsid="04f9166f" officeooo:paragraph-rsid="04f9166f"/>
    </style:style>
    <style:style style:name="P65" style:family="paragraph" style:parent-style-name="Text_20_body">
      <style:paragraph-properties fo:text-align="start" style:justify-single-word="false" style:writing-mode="page"/>
      <style:text-properties officeooo:rsid="04ffc269" officeooo:paragraph-rsid="04ffc269"/>
    </style:style>
    <style:style style:name="P66" style:family="paragraph" style:parent-style-name="Text_20_body">
      <style:paragraph-properties fo:text-align="start" style:justify-single-word="false" style:writing-mode="page"/>
      <style:text-properties officeooo:rsid="05033305" officeooo:paragraph-rsid="05033305"/>
    </style:style>
    <style:style style:name="P67" style:family="paragraph" style:parent-style-name="Text_20_body">
      <style:paragraph-properties fo:text-align="start" style:justify-single-word="false" style:writing-mode="page"/>
      <style:text-properties officeooo:rsid="04faa85d" officeooo:paragraph-rsid="04faa85d"/>
    </style:style>
    <style:style style:name="P68" style:family="paragraph" style:parent-style-name="Text_20_body">
      <style:paragraph-properties fo:text-align="start" style:justify-single-word="false" style:writing-mode="page"/>
      <style:text-properties officeooo:rsid="04ef8f77" officeooo:paragraph-rsid="04ef8f77"/>
    </style:style>
    <style:style style:name="P69" style:family="paragraph" style:parent-style-name="Text_20_body">
      <style:paragraph-properties fo:text-align="start" style:justify-single-word="false" style:writing-mode="page"/>
      <style:text-properties officeooo:rsid="05086201" officeooo:paragraph-rsid="05086201"/>
    </style:style>
    <style:style style:name="P70" style:family="paragraph" style:parent-style-name="Text_20_body">
      <style:paragraph-properties fo:text-align="start" style:justify-single-word="false" style:writing-mode="page"/>
      <style:text-properties officeooo:rsid="04e1b898" officeooo:paragraph-rsid="04e1b898"/>
    </style:style>
    <style:style style:name="P71" style:family="paragraph" style:parent-style-name="Standard">
      <style:paragraph-properties fo:text-align="center" style:justify-single-word="false"/>
    </style:style>
    <style:style style:name="P72" style:family="paragraph" style:parent-style-name="Front_20_Heading_20_1">
      <style:text-properties officeooo:paragraph-rsid="02132a17"/>
    </style:style>
    <style:style style:name="P73" style:family="paragraph" style:parent-style-name="First_20_Paragraph">
      <style:text-properties officeooo:rsid="03657a1c" officeooo:paragraph-rsid="03657a1c"/>
    </style:style>
    <style:style style:name="P74" style:family="paragraph" style:parent-style-name="First_20_Paragraph">
      <style:text-properties officeooo:rsid="0399cdc9" officeooo:paragraph-rsid="0399cdc9"/>
    </style:style>
    <style:style style:name="P75" style:family="paragraph" style:parent-style-name="First_20_Paragraph">
      <style:text-properties officeooo:rsid="03ab3f00" officeooo:paragraph-rsid="03ab3f00"/>
    </style:style>
    <style:style style:name="P76" style:family="paragraph" style:parent-style-name="First_20_Paragraph">
      <style:text-properties officeooo:rsid="0382a284" officeooo:paragraph-rsid="04d154ea"/>
    </style:style>
    <style:style style:name="P77" style:family="paragraph" style:parent-style-name="First_20_Paragraph">
      <style:text-properties officeooo:rsid="0382a284" officeooo:paragraph-rsid="04ea9696"/>
    </style:style>
    <style:style style:name="P78" style:family="paragraph" style:parent-style-name="First_20_Paragraph">
      <style:text-properties officeooo:rsid="0382a284" officeooo:paragraph-rsid="04f45378"/>
    </style:style>
    <style:style style:name="P79" style:family="paragraph" style:parent-style-name="First_20_Paragraph">
      <style:text-properties officeooo:rsid="0382a284" officeooo:paragraph-rsid="04f788f4"/>
    </style:style>
    <style:style style:name="P80" style:family="paragraph" style:parent-style-name="First_20_Paragraph">
      <style:text-properties officeooo:rsid="0382a284" officeooo:paragraph-rsid="0500c219"/>
    </style:style>
    <style:style style:name="P81" style:family="paragraph" style:parent-style-name="First_20_Paragraph">
      <style:text-properties officeooo:rsid="0382a284" officeooo:paragraph-rsid="0503b664"/>
    </style:style>
    <style:style style:name="P82" style:family="paragraph" style:parent-style-name="First_20_Paragraph">
      <style:text-properties officeooo:rsid="0382a284" officeooo:paragraph-rsid="050fdc74"/>
    </style:style>
    <style:style style:name="P83" style:family="paragraph" style:parent-style-name="First_20_Paragraph">
      <style:text-properties officeooo:rsid="04742538" officeooo:paragraph-rsid="04742538"/>
    </style:style>
    <style:style style:name="P84" style:family="paragraph" style:parent-style-name="First_20_Paragraph">
      <style:text-properties officeooo:paragraph-rsid="04d4d527"/>
    </style:style>
    <style:style style:name="P85" style:family="paragraph" style:parent-style-name="Byline">
      <style:text-properties officeooo:rsid="03657a1c" officeooo:paragraph-rsid="03657a1c"/>
    </style:style>
    <style:style style:name="P86" style:family="paragraph" style:parent-style-name="Byline">
      <style:text-properties officeooo:rsid="03ab3f00" officeooo:paragraph-rsid="03ab3f00"/>
    </style:style>
    <style:style style:name="P87" style:family="paragraph" style:parent-style-name="Byline">
      <style:text-properties officeooo:rsid="04cb54e9" officeooo:paragraph-rsid="04cb54e9"/>
    </style:style>
    <style:style style:name="P88" style:family="paragraph" style:parent-style-name="Byline">
      <style:text-properties officeooo:rsid="04cc89ac" officeooo:paragraph-rsid="04cc89ac"/>
    </style:style>
    <style:style style:name="P89" style:family="paragraph" style:parent-style-name="Byline">
      <style:text-properties officeooo:rsid="04cc89ac" officeooo:paragraph-rsid="04d154ea"/>
    </style:style>
    <style:style style:name="P90" style:family="paragraph" style:parent-style-name="Byline">
      <style:text-properties officeooo:rsid="04cc89ac" officeooo:paragraph-rsid="04f45378"/>
    </style:style>
    <style:style style:name="P91" style:family="paragraph" style:parent-style-name="Byline">
      <style:text-properties officeooo:rsid="04cc89ac" officeooo:paragraph-rsid="0500c219"/>
    </style:style>
    <style:style style:name="P92" style:family="paragraph" style:parent-style-name="Byline">
      <style:text-properties officeooo:rsid="04cc89ac" officeooo:paragraph-rsid="0503b664"/>
    </style:style>
    <style:style style:name="P93" style:family="paragraph" style:parent-style-name="Byline">
      <style:text-properties officeooo:rsid="04cc89ac" officeooo:paragraph-rsid="050fdc74"/>
    </style:style>
    <style:style style:name="P94" style:family="paragraph" style:parent-style-name="Byline">
      <style:text-properties officeooo:rsid="04cda9f6" officeooo:paragraph-rsid="04d4d527"/>
    </style:style>
    <style:style style:name="P95" style:family="paragraph" style:parent-style-name="Byline">
      <style:text-properties officeooo:paragraph-rsid="04d53a08"/>
    </style:style>
    <style:style style:name="P96" style:family="paragraph" style:parent-style-name="Byline">
      <style:text-properties officeooo:rsid="04ea9696" officeooo:paragraph-rsid="04ea9696"/>
    </style:style>
    <style:style style:name="P97" style:family="paragraph" style:parent-style-name="Byline">
      <style:text-properties officeooo:rsid="04f45378" officeooo:paragraph-rsid="04f45378"/>
    </style:style>
    <style:style style:name="P98" style:family="paragraph" style:parent-style-name="Byline">
      <style:text-properties officeooo:rsid="0500c219" officeooo:paragraph-rsid="0500c219"/>
    </style:style>
    <style:style style:name="P99" style:family="paragraph" style:parent-style-name="Byline">
      <style:text-properties officeooo:rsid="050b1c6f" officeooo:paragraph-rsid="050b1c6f"/>
    </style:style>
    <style:style style:name="P100" style:family="paragraph" style:parent-style-name="Callout">
      <style:text-properties officeooo:paragraph-rsid="03657a1c"/>
    </style:style>
    <style:style style:name="P101" style:family="paragraph" style:parent-style-name="Callout">
      <style:text-properties officeooo:paragraph-rsid="03ab3f00"/>
    </style:style>
    <style:style style:name="P102" style:family="paragraph" style:parent-style-name="Callout">
      <style:text-properties officeooo:paragraph-rsid="04d4d527"/>
    </style:style>
    <style:style style:name="P103" style:family="paragraph" style:parent-style-name="Table_20_Contents">
      <style:text-properties fo:font-weight="bold" officeooo:rsid="03658744" officeooo:paragraph-rsid="03658744" style:font-weight-asian="bold" style:font-weight-complex="bold"/>
    </style:style>
    <style:style style:name="P104" style:family="paragraph" style:parent-style-name="Table_20_Contents">
      <style:text-properties officeooo:rsid="04a337ba" officeooo:paragraph-rsid="04cb54e9"/>
    </style:style>
    <style:style style:name="P105" style:family="paragraph" style:parent-style-name="Table_20_Contents">
      <style:text-properties officeooo:rsid="04e00495" officeooo:paragraph-rsid="04e00495"/>
    </style:style>
    <style:style style:name="P106" style:family="paragraph" style:parent-style-name="Table_20_Contents">
      <style:text-properties officeooo:rsid="04faa85d" officeooo:paragraph-rsid="04faa85d"/>
    </style:style>
    <style:style style:name="P107" style:family="paragraph" style:parent-style-name="Table_20_Contents">
      <style:text-properties officeooo:rsid="05066342" officeooo:paragraph-rsid="05066342"/>
    </style:style>
    <style:style style:name="P108" style:family="paragraph" style:parent-style-name="Table_20_Contents">
      <style:text-properties officeooo:rsid="050e944a" officeooo:paragraph-rsid="050e944a"/>
    </style:style>
    <style:style style:name="P109" style:family="paragraph" style:parent-style-name="Front_20_Subtitle">
      <style:text-properties officeooo:rsid="04c98c66" officeooo:paragraph-rsid="04c98c66"/>
    </style:style>
    <style:style style:name="P110" style:family="paragraph" style:parent-style-name="Front_20_Subtitle">
      <style:text-properties officeooo:rsid="05118ffa" officeooo:paragraph-rsid="04cb54e9"/>
    </style:style>
    <style:style style:name="P111" style:family="paragraph" style:parent-style-name="Front_20_Subtitle">
      <style:text-properties officeooo:paragraph-rsid="04cb54e9"/>
    </style:style>
    <style:style style:name="P112" style:family="paragraph" style:parent-style-name="Standard" style:master-page-name="Section_20_Page">
      <style:paragraph-properties style:page-number="auto"/>
    </style:style>
    <style:style style:name="P113" style:family="paragraph" style:parent-style-name="List" style:list-style-name="L1"/>
    <style:style style:name="P114" style:family="paragraph" style:parent-style-name="List" style:list-style-name="L11"/>
    <style:style style:name="P115" style:family="paragraph" style:parent-style-name="List" style:list-style-name="L14"/>
    <style:style style:name="P116" style:family="paragraph" style:parent-style-name="List" style:list-style-name="L25">
      <style:text-properties officeooo:paragraph-rsid="0519c5f5"/>
    </style:style>
    <style:style style:name="P117" style:family="paragraph" style:parent-style-name="Text_20_body">
      <style:text-properties officeooo:rsid="0383a956" officeooo:paragraph-rsid="050fdc74"/>
    </style:style>
    <style:style style:name="P118" style:family="paragraph" style:parent-style-name="Text_20_body">
      <style:text-properties officeooo:rsid="0383a956" officeooo:paragraph-rsid="0519c5f5"/>
    </style:style>
    <style:style style:name="P119" style:family="paragraph" style:parent-style-name="Text_20_body">
      <style:text-properties fo:font-style="normal" officeooo:rsid="0475a486" officeooo:paragraph-rsid="050fdc74" style:font-style-asian="normal" style:font-style-complex="normal"/>
    </style:style>
    <style:style style:name="P120" style:family="paragraph" style:parent-style-name="Text_20_body">
      <style:text-properties fo:font-style="normal" officeooo:rsid="0475a486" officeooo:paragraph-rsid="0519c5f5" style:font-style-asian="normal" style:font-style-complex="normal"/>
    </style:style>
    <style:style style:name="P121" style:family="paragraph" style:parent-style-name="Text_20_body">
      <style:text-properties officeooo:rsid="05186c98" officeooo:paragraph-rsid="05186c98"/>
    </style:style>
    <style:style style:name="P122" style:family="paragraph" style:parent-style-name="Heading_20_1" style:master-page-name="Section_20_Page">
      <style:paragraph-properties style:page-number="auto"/>
    </style:style>
    <style:style style:name="P123" style:family="paragraph" style:parent-style-name="Heading_20_1" style:master-page-name="Section_20_Page">
      <style:paragraph-properties style:page-number="auto"/>
      <style:text-properties officeooo:rsid="04cc89ac" officeooo:paragraph-rsid="04cc89ac"/>
    </style:style>
    <style:style style:name="P124" style:family="paragraph" style:parent-style-name="Heading_20_1" style:master-page-name="Start_20_Page">
      <style:paragraph-properties style:page-number="auto"/>
      <style:text-properties officeooo:rsid="04d0d227" officeooo:paragraph-rsid="04d0d227"/>
    </style:style>
    <style:style style:name="P125" style:family="paragraph" style:parent-style-name="Heading_20_1" style:master-page-name="Start_20_Page">
      <style:paragraph-properties style:page-number="auto"/>
      <style:text-properties officeooo:rsid="04d154ea" officeooo:paragraph-rsid="04d154ea"/>
    </style:style>
    <style:style style:name="P126" style:family="paragraph" style:parent-style-name="Heading_20_2" style:master-page-name="Section_20_Page">
      <style:paragraph-properties style:page-number="auto"/>
    </style:style>
    <style:style style:name="P127" style:family="paragraph" style:parent-style-name="Heading_20_2" style:list-style-name="" style:master-page-name="Section_20_Page">
      <style:paragraph-properties style:page-number="auto"/>
      <style:text-properties officeooo:rsid="022207a5" officeooo:paragraph-rsid="022207a5"/>
    </style:style>
    <style:style style:name="P128" style:family="paragraph" style:parent-style-name="Heading_20_2" style:master-page-name="Section_20_Page">
      <style:paragraph-properties style:page-number="auto"/>
      <style:text-properties officeooo:rsid="03657a1c" officeooo:paragraph-rsid="03657a1c"/>
    </style:style>
    <style:style style:name="P129" style:family="paragraph" style:parent-style-name="Heading_20_2" style:master-page-name="Start_20_Page">
      <style:paragraph-properties style:page-number="auto"/>
    </style:style>
    <style:style style:name="P130" style:family="paragraph" style:parent-style-name="Heading_20_2" style:list-style-name="" style:master-page-name="Start_20_Page">
      <style:paragraph-properties style:page-number="auto"/>
      <style:text-properties officeooo:rsid="022207a5" officeooo:paragraph-rsid="022207a5"/>
    </style:style>
    <style:style style:name="P131" style:family="paragraph" style:parent-style-name="Heading_20_2" style:master-page-name="Start_20_Page">
      <style:paragraph-properties style:page-number="auto"/>
      <style:text-properties officeooo:rsid="00e9e347" officeooo:paragraph-rsid="00e9e347"/>
    </style:style>
    <style:style style:name="P132" style:family="paragraph" style:parent-style-name="Heading_20_2" style:master-page-name="Start_20_Page">
      <style:paragraph-properties style:page-number="auto"/>
      <style:text-properties officeooo:rsid="04cc89ac" officeooo:paragraph-rsid="04cc89ac"/>
    </style:style>
    <style:style style:name="P133" style:family="paragraph" style:parent-style-name="Heading_20_2" style:master-page-name="Start_20_Page">
      <style:paragraph-properties style:page-number="auto"/>
      <style:text-properties officeooo:rsid="04cc89ac" officeooo:paragraph-rsid="050fdc74"/>
    </style:style>
    <style:style style:name="P134" style:family="paragraph" style:parent-style-name="Heading_20_2" style:master-page-name="Start_20_Page">
      <style:paragraph-properties style:page-number="auto"/>
      <style:text-properties officeooo:rsid="04cc89ac" officeooo:paragraph-rsid="04ea9696"/>
    </style:style>
    <style:style style:name="P135" style:family="paragraph" style:parent-style-name="Heading_20_2" style:master-page-name="Start_20_Page">
      <style:paragraph-properties style:page-number="auto"/>
      <style:text-properties officeooo:rsid="04cc89ac" officeooo:paragraph-rsid="04d154ea"/>
    </style:style>
    <style:style style:name="P136" style:family="paragraph" style:parent-style-name="Heading_20_2" style:master-page-name="Start_20_Page">
      <style:paragraph-properties style:page-number="auto"/>
      <style:text-properties officeooo:rsid="04cc89ac" officeooo:paragraph-rsid="0500c219"/>
    </style:style>
    <style:style style:name="P137" style:family="paragraph" style:parent-style-name="Heading_20_2" style:master-page-name="Start_20_Page">
      <style:paragraph-properties style:page-number="auto"/>
      <style:text-properties officeooo:rsid="04cc89ac" officeooo:paragraph-rsid="0503b664"/>
    </style:style>
    <style:style style:name="P138" style:family="paragraph" style:parent-style-name="Heading_20_2" style:master-page-name="Start_20_Page">
      <style:paragraph-properties style:page-number="auto"/>
      <style:text-properties officeooo:rsid="04cc89ac" officeooo:paragraph-rsid="04f45378"/>
    </style:style>
    <style:style style:name="P139" style:family="paragraph" style:parent-style-name="Heading_20_2" style:master-page-name="Start_20_Page">
      <style:paragraph-properties style:page-number="auto"/>
      <style:text-properties officeooo:rsid="0500c219" officeooo:paragraph-rsid="0500c219"/>
    </style:style>
    <style:style style:name="P140" style:family="paragraph" style:parent-style-name="Heading_20_2" style:master-page-name="Start_20_Page">
      <style:paragraph-properties style:page-number="auto"/>
      <style:text-properties officeooo:rsid="04cda9f6" officeooo:paragraph-rsid="04d4d527"/>
    </style:style>
    <style:style style:name="P141" style:family="paragraph" style:parent-style-name="Heading_20_2" style:master-page-name="Start_20_Page">
      <style:paragraph-properties style:page-number="auto"/>
      <style:text-properties officeooo:rsid="04e1b898" officeooo:paragraph-rsid="04e1b898"/>
    </style:style>
    <style:style style:name="P142" style:family="paragraph" style:parent-style-name="Heading_20_2" style:master-page-name="Start_20_Page">
      <style:paragraph-properties style:page-number="auto"/>
      <style:text-properties officeooo:rsid="03ab3f00" officeooo:paragraph-rsid="03ea8e7e"/>
    </style:style>
    <style:style style:name="P143" style:family="paragraph" style:parent-style-name="Heading_20_2" style:master-page-name="Back_20_Page">
      <style:paragraph-properties style:page-number="auto"/>
      <style:text-properties officeooo:paragraph-rsid="04d53a08"/>
    </style:style>
    <style:style style:name="P144" style:family="paragraph" style:parent-style-name="Heading_20_2" style:master-page-name="Back_20_Page">
      <style:paragraph-properties style:page-number="auto"/>
      <style:text-properties officeooo:rsid="00c2630e" officeooo:paragraph-rsid="00df33ae"/>
    </style:style>
    <style:style style:name="P145" style:family="paragraph" style:parent-style-name="Heading_20_2" style:master-page-name="Back_20_Page">
      <style:paragraph-properties style:page-number="auto"/>
      <style:text-properties officeooo:paragraph-rsid="04d4d527"/>
    </style:style>
    <style:style style:name="P146" style:family="paragraph" style:parent-style-name="Heading_20_2" style:master-page-name="Start_20_Page">
      <style:paragraph-properties style:page-number="auto"/>
      <style:text-properties officeooo:rsid="04cc89ac" officeooo:paragraph-rsid="0519c5f5"/>
    </style:style>
    <style:style style:name="P147" style:family="paragraph" style:parent-style-name="Heading_20_3">
      <style:text-properties officeooo:rsid="050fdc74" officeooo:paragraph-rsid="050fdc74"/>
    </style:style>
    <style:style style:name="P148" style:family="paragraph" style:parent-style-name="Heading_20_3">
      <style:text-properties officeooo:paragraph-rsid="04d4d527"/>
    </style:style>
    <style:style style:name="P149" style:family="paragraph" style:parent-style-name="Heading_20_3">
      <style:text-properties officeooo:rsid="03657a1c" officeooo:paragraph-rsid="03657a1c"/>
    </style:style>
    <style:style style:name="P150" style:family="paragraph" style:parent-style-name="Heading_20_3">
      <style:text-properties officeooo:rsid="03658744" officeooo:paragraph-rsid="03658744"/>
    </style:style>
    <style:style style:name="P151" style:family="paragraph" style:parent-style-name="Heading_20_3">
      <style:text-properties officeooo:rsid="03ab3f00" officeooo:paragraph-rsid="03ab3f00"/>
    </style:style>
    <style:style style:name="P152" style:family="paragraph" style:parent-style-name="Heading_20_3">
      <style:text-properties officeooo:paragraph-rsid="04d53a08"/>
    </style:style>
    <style:style style:name="P153" style:family="paragraph" style:parent-style-name="Heading_20_3">
      <style:text-properties officeooo:rsid="01112f24" officeooo:paragraph-rsid="04d53a08"/>
    </style:style>
    <style:style style:name="P154" style:family="paragraph" style:parent-style-name="Heading_20_3">
      <style:text-properties officeooo:rsid="05849ab2" officeooo:paragraph-rsid="04d4d527"/>
    </style:style>
    <style:style style:name="P155" style:family="paragraph" style:parent-style-name="Heading_20_3">
      <style:text-properties officeooo:rsid="00943c5f" officeooo:paragraph-rsid="04d4d527"/>
    </style:style>
    <style:style style:name="P156" style:family="paragraph" style:parent-style-name="Heading_20_3">
      <style:text-properties officeooo:rsid="00e01f40" officeooo:paragraph-rsid="04d4d527"/>
    </style:style>
    <style:style style:name="P157" style:family="paragraph" style:parent-style-name="Heading_20_3" style:master-page-name="Activity_20_Page">
      <style:paragraph-properties style:page-number="auto"/>
      <style:text-properties officeooo:paragraph-rsid="04d0d227"/>
    </style:style>
    <style:style style:name="P158" style:family="paragraph" style:parent-style-name="Heading_20_3" style:master-page-name="Activity_20_Page">
      <style:paragraph-properties style:page-number="auto"/>
      <style:text-properties officeooo:paragraph-rsid="050fdc74"/>
    </style:style>
    <style:style style:name="P159" style:family="paragraph" style:parent-style-name="Heading_20_3" style:master-page-name="Activity_20_Page">
      <style:paragraph-properties style:page-number="auto"/>
      <style:text-properties officeooo:paragraph-rsid="04ea9696"/>
    </style:style>
    <style:style style:name="P160" style:family="paragraph" style:parent-style-name="Heading_20_3" style:master-page-name="Activity_20_Page">
      <style:paragraph-properties style:page-number="auto"/>
      <style:text-properties officeooo:paragraph-rsid="04f788f4"/>
    </style:style>
    <style:style style:name="P161" style:family="paragraph" style:parent-style-name="Heading_20_3" style:master-page-name="Activity_20_Page">
      <style:paragraph-properties style:page-number="auto"/>
      <style:text-properties officeooo:paragraph-rsid="04fe896c"/>
    </style:style>
    <style:style style:name="P162" style:family="paragraph" style:parent-style-name="Heading_20_3" style:master-page-name="Activity_20_Page">
      <style:paragraph-properties style:page-number="auto"/>
      <style:text-properties officeooo:paragraph-rsid="0500c219"/>
    </style:style>
    <style:style style:name="P163" style:family="paragraph" style:parent-style-name="Heading_20_3" style:master-page-name="Activity_20_Page">
      <style:paragraph-properties style:page-number="auto"/>
      <style:text-properties officeooo:paragraph-rsid="0503b664"/>
    </style:style>
    <style:style style:name="P164" style:family="paragraph" style:parent-style-name="Heading_20_3" style:master-page-name="Activity_20_Page">
      <style:paragraph-properties style:page-number="auto"/>
      <style:text-properties officeooo:paragraph-rsid="04d154ea"/>
    </style:style>
    <style:style style:name="P165" style:family="paragraph" style:parent-style-name="Heading_20_3" style:master-page-name="Activity_20_Page">
      <style:paragraph-properties style:page-number="auto"/>
      <style:text-properties officeooo:paragraph-rsid="04f45378"/>
    </style:style>
    <style:style style:name="P166" style:family="paragraph" style:parent-style-name="Heading_20_3" style:master-page-name="Activity_20_Page">
      <style:paragraph-properties style:page-number="auto"/>
      <style:text-properties officeooo:paragraph-rsid="0519c5f5"/>
    </style:style>
    <style:style style:name="P167" style:family="paragraph" style:parent-style-name="Contents_20_1">
      <style:paragraph-properties>
        <style:tab-stops>
          <style:tab-stop style:position="0in"/>
          <style:tab-stop style:position="4.4in" style:type="right"/>
        </style:tab-stops>
      </style:paragraph-properties>
    </style:style>
    <style:style style:name="P168" style:family="paragraph" style:parent-style-name="Contents_20_2">
      <style:paragraph-properties>
        <style:tab-stops>
          <style:tab-stop style:position="4.2035in" style:type="right"/>
        </style:tab-stops>
      </style:paragraph-properties>
    </style:style>
    <style:style style:name="P169" style:family="paragraph" style:parent-style-name="Byline">
      <style:text-properties officeooo:rsid="051556a3" officeooo:paragraph-rsid="051556a3"/>
    </style:style>
    <style:style style:name="P170" style:family="paragraph" style:parent-style-name="Byline">
      <style:text-properties officeooo:rsid="04cc89ac" officeooo:paragraph-rsid="0519c5f5"/>
    </style:style>
    <style:style style:name="P171" style:family="paragraph" style:parent-style-name="Contents_20_3">
      <style:paragraph-properties>
        <style:tab-stops>
          <style:tab-stop style:position="0in"/>
          <style:tab-stop style:position="4.0071in" style:type="right"/>
        </style:tab-stops>
      </style:paragraph-properties>
    </style:style>
    <style:style style:name="P172" style:family="paragraph" style:parent-style-name="First_20_Paragraph">
      <style:text-properties officeooo:rsid="0382a284" officeooo:paragraph-rsid="0519c5f5"/>
    </style:style>
    <style:style style:name="P173" style:family="paragraph" style:parent-style-name="Author_20_Bio">
      <style:text-properties officeooo:rsid="0383a956" officeooo:paragraph-rsid="0519c5f5"/>
    </style:style>
    <style:style style:name="P174" style:family="paragraph" style:parent-style-name="Front_20_Heading_20_1" style:master-page-name="Section_20_Page">
      <style:paragraph-properties style:page-number="auto"/>
    </style:style>
    <style:style style:name="P175" style:family="paragraph" style:parent-style-name="Front_20_Heading_20_1" style:master-page-name="Section_20_Page">
      <style:paragraph-properties style:page-number="auto"/>
      <style:text-properties officeooo:rsid="03fb39f1" officeooo:paragraph-rsid="03fb39f1"/>
    </style:style>
    <style:style style:name="P176" style:family="paragraph" style:parent-style-name="Front_20_Heading_20_1" style:master-page-name="Section_20_Page">
      <style:paragraph-properties style:page-number="auto"/>
      <style:text-properties officeooo:rsid="01b25c1e" officeooo:paragraph-rsid="01b25c1e"/>
    </style:style>
    <style:style style:name="P177" style:family="paragraph" style:parent-style-name="Front_20_Heading_20_1" style:master-page-name="Section_20_Page">
      <style:paragraph-properties style:page-number="auto"/>
      <style:text-properties officeooo:rsid="05118ffa" officeooo:paragraph-rsid="04cb54e9"/>
    </style:style>
    <style:style style:name="P178" style:family="paragraph" style:parent-style-name="Front_20_Heading_20_1" style:master-page-name="Contents_20_Page">
      <style:paragraph-properties style:page-number="auto"/>
    </style:style>
    <style:style style:name="P179" style:family="paragraph" style:parent-style-name="Footnote">
      <style:text-properties officeooo:rsid="05157c64" officeooo:paragraph-rsid="05157c64"/>
    </style:style>
    <style:style style:name="P180" style:family="paragraph" style:parent-style-name="Activity_20_Body">
      <style:text-properties officeooo:rsid="036259d2" officeooo:paragraph-rsid="04d0d227"/>
    </style:style>
    <style:style style:name="P181" style:family="paragraph" style:parent-style-name="Activity_20_Body">
      <style:text-properties officeooo:rsid="036259d2" officeooo:paragraph-rsid="050fdc74"/>
    </style:style>
    <style:style style:name="P182" style:family="paragraph" style:parent-style-name="Activity_20_Body">
      <style:text-properties officeooo:rsid="036259d2" officeooo:paragraph-rsid="04ea9696"/>
    </style:style>
    <style:style style:name="P183" style:family="paragraph" style:parent-style-name="Activity_20_Body">
      <style:text-properties officeooo:rsid="036259d2" officeooo:paragraph-rsid="04f788f4"/>
    </style:style>
    <style:style style:name="P184" style:family="paragraph" style:parent-style-name="Activity_20_Body">
      <style:text-properties officeooo:rsid="036259d2" officeooo:paragraph-rsid="04fe896c"/>
    </style:style>
    <style:style style:name="P185" style:family="paragraph" style:parent-style-name="Activity_20_Body">
      <style:text-properties officeooo:rsid="036259d2" officeooo:paragraph-rsid="0500c219"/>
    </style:style>
    <style:style style:name="P186" style:family="paragraph" style:parent-style-name="Activity_20_Body">
      <style:text-properties officeooo:rsid="036259d2" officeooo:paragraph-rsid="0503b664"/>
    </style:style>
    <style:style style:name="P187" style:family="paragraph" style:parent-style-name="Activity_20_Body">
      <style:text-properties officeooo:rsid="036259d2" officeooo:paragraph-rsid="04d154ea"/>
    </style:style>
    <style:style style:name="P188" style:family="paragraph" style:parent-style-name="Activity_20_Body">
      <style:text-properties officeooo:rsid="036259d2" officeooo:paragraph-rsid="04f45378"/>
    </style:style>
    <style:style style:name="P189" style:family="paragraph" style:parent-style-name="Activity_20_Body">
      <style:text-properties officeooo:rsid="036259d2" officeooo:paragraph-rsid="0519c5f5"/>
    </style:style>
    <style:style style:name="P190" style:family="paragraph" style:parent-style-name="Bullet_20_List" style:list-style-name="L2"/>
    <style:style style:name="P191" style:family="paragraph" style:parent-style-name="Bullet_20_List" style:list-style-name="L5"/>
    <style:style style:name="P192" style:family="paragraph" style:parent-style-name="Bullet_20_List" style:list-style-name="L6"/>
    <style:style style:name="P193" style:family="paragraph" style:parent-style-name="Bullet_20_List" style:list-style-name="L7"/>
    <style:style style:name="P194" style:family="paragraph" style:parent-style-name="Bullet_20_List" style:list-style-name="L8"/>
    <style:style style:name="P195" style:family="paragraph" style:parent-style-name="Bullet_20_List" style:list-style-name="L9"/>
    <style:style style:name="P196" style:family="paragraph" style:parent-style-name="Bullet_20_List" style:list-style-name="L10"/>
    <style:style style:name="P197" style:family="paragraph" style:parent-style-name="Bullet_20_List" style:list-style-name="L12"/>
    <style:style style:name="P198" style:family="paragraph" style:parent-style-name="Bullet_20_List" style:list-style-name="L13"/>
    <style:style style:name="P199" style:family="paragraph" style:parent-style-name="Bullet_20_List" style:list-style-name="L15"/>
    <style:style style:name="P200" style:family="paragraph" style:parent-style-name="Bullet_20_List" style:list-style-name="L16"/>
    <style:style style:name="P201" style:family="paragraph" style:parent-style-name="Bullet_20_List" style:list-style-name="L17"/>
    <style:style style:name="P202" style:family="paragraph" style:parent-style-name="Bullet_20_List" style:list-style-name="L18">
      <style:text-properties officeooo:paragraph-rsid="04d53a08"/>
    </style:style>
    <style:style style:name="P203" style:family="paragraph" style:parent-style-name="Bullet_20_List" style:list-style-name="L19">
      <style:text-properties officeooo:paragraph-rsid="04d53a08"/>
    </style:style>
    <style:style style:name="P204" style:family="paragraph" style:parent-style-name="Bullet_20_List" style:list-style-name="L20">
      <style:text-properties officeooo:paragraph-rsid="04d53a08"/>
    </style:style>
    <style:style style:name="P205" style:family="paragraph" style:parent-style-name="Bullet_20_List" style:list-style-name="L21">
      <style:text-properties officeooo:paragraph-rsid="04d53a08"/>
    </style:style>
    <style:style style:name="P206" style:family="paragraph" style:parent-style-name="Bullet_20_List" style:list-style-name="L22">
      <style:text-properties officeooo:paragraph-rsid="04d53a08"/>
    </style:style>
    <style:style style:name="P207" style:family="paragraph" style:parent-style-name="Bullet_20_List" style:list-style-name="L23">
      <style:text-properties officeooo:paragraph-rsid="04d53a08"/>
    </style:style>
    <style:style style:name="P208" style:family="paragraph" style:parent-style-name="Bullet_20_List" style:list-style-name="L24">
      <style:text-properties officeooo:paragraph-rsid="04d53a08"/>
    </style:style>
    <style:style style:name="P209" style:family="paragraph" style:parent-style-name="Bullet_20_List" style:list-style-name="L26"/>
    <style:style style:name="P210" style:family="paragraph" style:parent-style-name="Table_20_Contents">
      <style:text-properties officeooo:rsid="0514a349" officeooo:paragraph-rsid="0514a349"/>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23b3f48" style:font-style-asian="normal" style:font-style-complex="normal"/>
    </style:style>
    <style:style style:name="T11" style:family="text">
      <style:text-properties fo:font-style="normal" officeooo:rsid="05118ffa" style:font-style-asian="normal" style:font-style-complex="normal"/>
    </style:style>
    <style:style style:name="T12" style:family="text">
      <style:text-properties fo:font-style="normal" officeooo:rsid="04c7c8d1" style:font-style-asian="normal" style:font-style-complex="normal"/>
    </style:style>
    <style:style style:name="T13" style:family="text">
      <style:text-properties fo:font-style="normal" officeooo:rsid="04cb54e9"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0878cdc" style:font-style-asian="italic" style:font-style-complex="italic"/>
    </style:style>
    <style:style style:name="T17" style:family="text">
      <style:text-properties fo:font-style="italic" officeooo:rsid="04a06aab" style:font-style-asian="italic" style:font-style-complex="italic"/>
    </style:style>
    <style:style style:name="T18" style:family="text">
      <style:text-properties fo:font-style="italic" officeooo:rsid="04cb54e9" style:font-style-asian="italic" style:font-style-complex="italic"/>
    </style:style>
    <style:style style:name="T19" style:family="text">
      <style:text-properties officeooo:rsid="010d35f4"/>
    </style:style>
    <style:style style:name="T20" style:family="text">
      <style:text-properties officeooo:rsid="00865ba9"/>
    </style:style>
    <style:style style:name="T21" style:family="text">
      <style:text-properties officeooo:rsid="00fb358e"/>
    </style:style>
    <style:style style:name="T22" style:family="text">
      <style:text-properties officeooo:rsid="01dc8f75"/>
    </style:style>
    <style:style style:name="T23" style:family="text">
      <style:text-properties officeooo:rsid="02bb37a7"/>
    </style:style>
    <style:style style:name="T24" style:family="text">
      <style:text-properties officeooo:rsid="02cde6dd"/>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officeooo:rsid="03658744" style:font-weight-asian="bold" style:font-weight-complex="bold"/>
    </style:style>
    <style:style style:name="T28" style:family="text">
      <style:text-properties officeooo:rsid="02e7bc78"/>
    </style:style>
    <style:style style:name="T29" style:family="text">
      <style:text-properties officeooo:rsid="0332dee6"/>
    </style:style>
    <style:style style:name="T30" style:family="text">
      <style:text-properties officeooo:rsid="03657a1c"/>
    </style:style>
    <style:style style:name="T31" style:family="text">
      <style:text-properties officeooo:rsid="03693d3b"/>
    </style:style>
    <style:style style:name="T32" style:family="text">
      <style:text-properties officeooo:rsid="036eb0bf"/>
    </style:style>
    <style:style style:name="T33" style:family="text">
      <style:text-properties officeooo:rsid="03730161"/>
    </style:style>
    <style:style style:name="T34" style:family="text">
      <style:text-properties officeooo:rsid="03ab3f00"/>
    </style:style>
    <style:style style:name="T35" style:family="text">
      <style:text-properties officeooo:rsid="0462f4e9"/>
    </style:style>
    <style:style style:name="T36" style:family="text">
      <style:text-properties officeooo:rsid="04a06aab"/>
    </style:style>
    <style:style style:name="T37" style:family="text">
      <style:text-properties officeooo:rsid="04a15828"/>
    </style:style>
    <style:style style:name="T38" style:family="text">
      <style:text-properties officeooo:rsid="04aac9c0"/>
    </style:style>
    <style:style style:name="T39" style:family="text">
      <style:text-properties officeooo:rsid="04c98c66"/>
    </style:style>
    <style:style style:name="T40" style:family="text">
      <style:text-properties officeooo:rsid="05118ffa"/>
    </style:style>
    <style:style style:name="T41" style:family="text">
      <style:text-properties officeooo:rsid="04c7c8d1"/>
    </style:style>
    <style:style style:name="T42" style:family="text">
      <style:text-properties officeooo:rsid="04cf0616"/>
    </style:style>
    <style:style style:name="T43" style:family="text">
      <style:text-properties officeooo:rsid="04d4d527"/>
    </style:style>
    <style:style style:name="T44" style:family="text">
      <style:text-properties officeooo:rsid="04d9a469"/>
    </style:style>
    <style:style style:name="T45" style:family="text">
      <style:text-properties officeooo:rsid="04dd647d"/>
    </style:style>
    <style:style style:name="T46" style:family="text">
      <style:text-properties officeooo:rsid="04e2d78c"/>
    </style:style>
    <style:style style:name="T47" style:family="text">
      <style:text-properties officeooo:rsid="04ea9696"/>
    </style:style>
    <style:style style:name="T48" style:family="text">
      <style:text-properties officeooo:rsid="04f4c2ca"/>
    </style:style>
    <style:style style:name="T49" style:family="text">
      <style:text-properties officeooo:rsid="04f9166f"/>
    </style:style>
    <style:style style:name="T50" style:family="text">
      <style:text-properties officeooo:rsid="04fe896c"/>
    </style:style>
    <style:style style:name="T51" style:family="text">
      <style:text-properties officeooo:rsid="0503cba9"/>
    </style:style>
    <style:style style:name="T52" style:family="text">
      <style:text-properties officeooo:rsid="05066342"/>
    </style:style>
    <style:style style:name="T53" style:family="text">
      <style:text-properties officeooo:rsid="050b1c6f"/>
    </style:style>
    <style:style style:name="T54" style:family="text">
      <style:text-properties officeooo:rsid="050c1023"/>
    </style:style>
    <style:style style:name="T55" style:family="text">
      <style:text-properties officeooo:rsid="050fdc74"/>
    </style:style>
    <style:style style:name="T56" style:family="text">
      <style:text-properties officeooo:rsid="051437fc"/>
    </style:style>
    <style:style style:name="T57" style:family="text">
      <style:text-properties officeooo:rsid="05157c64"/>
    </style:style>
    <style:style style:name="T58" style:family="text">
      <style:text-properties officeooo:rsid="0515cc9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The Open Organization<text:line-break/><text:span text:style-name="T39">Guide for Educators</text:span></text:p>
      <text:h text:style-name="P126" text:outline-level="2"/>
      <text:p text:style-name="P176"><text:bookmark-start text:name="__RefHeading___Toc1787_1213309432"/>The Open Organization<text:line-break/><text:span text:style-name="T39">Guide for Educators</text:span><text:bookmark-end text:name="__RefHeading___Toc1787_1213309432"/></text:p>
      <text:p text:style-name="P109">{book subtitle goes here}</text:p>
      <text:p text:style-name="P48">with an introduction by <text:span text:style-name="T39">Ben Owens</text:span></text:p>
      <text:p text:style-name="P174">Contributing authors</text:p>
      <text:p text:style-name="P48"><text:span text:style-name="T38">(</text:span>in alphabetical order<text:span text:style-name="T38">)</text:span></text:p>
      <table:table table:name="Table5" table:style-name="Table5">
        <table:table-column table:style-name="Table5.A"/>
        <table:table-column table:style-name="Table5.B"/>
        <table:table-row>
          <table:table-cell table:style-name="Table5.A1" office:value-type="string">
            <text:p text:style-name="P106">Amarachi Achonu</text:p>
            <text:p text:style-name="P105">Beth Anderson</text:p>
            <text:p text:style-name="P105">Curtis A. Carver </text:p>
            <text:p text:style-name="P108">Susie Choi</text:p>
            <text:p text:style-name="P105">Heidi Ellis</text:p>
            <text:p text:style-name="P107">Adam Haigler</text:p>
            <text:p text:style-name="P106">Tanner Jophnson</text:p>
            <text:p text:style-name="P105">Gina Likins</text:p>
            <text:p text:style-name="P104">Race MoChridhe</text:p>
          </table:table-cell>
          <table:table-cell table:style-name="Table5.A1" office:value-type="string">
            <text:p text:style-name="P104">Rahul Razdan</text:p>
            <text:p text:style-name="P210">Justin Sherman</text:p>
            <text:p text:style-name="P104"><text:span text:style-name="T1">Firstname</text:span> <text:span text:style-name="T1">Lastname</text:span></text:p>
            <text:p text:style-name="P104"><text:span text:style-name="T1">Firstname</text:span> <text:span text:style-name="T1">Lastname</text:span></text:p>
            <text:p text:style-name="P104"><text:span text:style-name="T1">Firstname</text:span> <text:span text:style-name="T1">Lastname</text:span></text:p>
            <text:p text:style-name="P104"><text:span text:style-name="T1">Firstname</text:span> <text:span text:style-name="T1">Lastname</text:span></text:p>
            <text:p text:style-name="P104">Jim Whitehurst</text:p>
          </table:table-cell>
        </table:table-row>
      </table:table>
      <text:p text:style-name="Standard"/>
      <text:p text:style-name="P178"><text:bookmark-start text:name="__RefHeading___Toc1312_518888843"/>Copyright<text:bookmark-end text:name="__RefHeading___Toc1312_518888843"/></text:p>
      <text:p text:style-name="P62">Copyright © 201<text:span text:style-name="T1">9</text:span> Red Hat, Inc. All written content, as well as the cover image, licensed under a Creative Commons Attribution-ShareAlike 4.0 International License.<text:note text:id="ftn1" text:note-class="footnote"><text:note-citation/><text:note-body><text:p text:style-name="P38">http://creativecommons.org/licenses/by-sa/4.0/</text:p></text:note-body></text:note></text:p>
      <text:p text:style-name="P63">Amarachi Achonu<text:span text:style-name="T49">'s "Making computer science curricula as adaptable as our code" originally appeared at https://opensource.com/open-organization/19/4/adaptable-curricula-computer-science</text:span></text:p>
      <text:p text:style-name="P63">Beth Anderson's "An open process for discovering our school's core values" originally appeared at https://opensource.com/open-organization/16/6/opening-discover-education-centers-core-values.</text:p>
      <text:p text:style-name="P65">Curtis A. Carver's "Crowdsourcing our way to a campus IT plan" originally appeared at https://opensource.com/open-organization/17/10/uab-100-wins-through-crowdsourcing.</text:p>
      <text:p text:style-name="P66">Heidi Ellis' "What happened when I let my students fork the syllabus" originally appeared at https://opensource.com/open-organization/18/11/making-course-syllabus-open.</text:p>
      <text:p text:style-name="P70">Heidi Ellis' "<text:span text:style-name="T46">Open organizations on Mars</text:span>" originally appeared at https://opensource.com/open-organization/18/1/imagining-open-communities.</text:p>
      <text:p text:style-name="P69">Adam Haigler's "Truly open education will require sweeping changes" originally appeared at https://opensource.com/open-organization/18/1/open-education-public-mission.</text:p>
      <text:p text:style-name="P64">Tanner Johnson's "How our non-profit works openly to make education accessible" first appeared at https://opensource.com/open-organization/19/2/building-curriculahub.</text:p>
      <text:p text:style-name="P67">Gina Likins' "Performing the collaborative dilemma" originally appeared in <text:span text:style-name="T15">The Open Organization Workbook.</text:span></text:p>
      <text:p text:style-name="Text_20_body">Race MoChridhe<text:span text:style-name="T51">'s "Confronting linguistic bias: The case for an open human language" originally appeared at https://opensource.com/open-organization/19/4/open-language-for-open-education.</text:span></text:p>
      <text:p text:style-name="P121">Justin Sherman's "The future of ethical tech education must be open" originally appeared at https://opensource.com/open-organization/19/6/future-ethical-tech-edu-open.</text:p>
      <text:p text:style-name="P68">Jim Whitehrust's "Open education is more than open content" originally appeared at https://opensource.com/open-organization/16/8/harnessing-power-open-education.</text:p>
      <text:p text:style-name="P174"><text:bookmark-start text:name="__RefHeading___Toc2046_1315693447"/>Colophon<text:bookmark-end text:name="__RefHeading___Toc2046_1315693447"/></text:p>
      <text:p text:style-name="P21">Typeset in <text:span text:style-name="T54">Red Hat</text:span><text:note text:id="ftn2" text:note-class="footnote"><text:note-citation/><text:note-body><text:p text:style-name="P39">https://dejavu-fonts.github.io/</text:p></text:note-body></text:note> and Overpass.<text:note text:id="ftn3" text:note-class="footnote"><text:note-citation/><text:note-body><text:p text:style-name="P39">https://github.com/RedHatOfficial/RedHatFont</text:p></text:note-body></text:note> Produced with LibreOffice.<text:note text:id="ftn4" text:note-class="footnote"><text:note-citation/><text:note-body><text:p text:style-name="P39">https://www.libreoffice.org/</text:p></text:note-body></text:note> Cover design by <text:span text:style-name="T1">{designer's name}</text:span>.</text:p>
      <text:p text:style-name="P72"><text:bookmark-start text:name="__RefHeading___Toc1976_1055601491"/>Version <text:span text:style-name="T2">1.0</text:span><text:bookmark-end text:name="__RefHeading___Toc1976_1055601491"/></text:p>
      <text:p text:style-name="P71"><text:span text:style-name="T1">September </text:span>201<text:span text:style-name="T1">9</text:span></text:p>
      <text:p text:style-name="P177">Additional reading</text:p>
      <text:p text:style-name="P110">From Jim Whitehurst</text:p>
      <text:p text:style-name="P52">The Open Organization: Igniting Passion and Performance<text:span text:style-name="T3"> </text:span><text:span text:style-name="T11">(Harvard Business Review Press)</text:span></text:p>
      <text:p text:style-name="P51">Organize for Innovation: Rethinking How We Work<text:span text:style-name="T3"> (Opensource.com)</text:span></text:p>
      <text:p text:style-name="P111">From <text:span text:style-name="T40">the open organization community</text:span></text:p>
      <text:p text:style-name="P52"><text:span text:style-name="T18">The Open Organization Leaders Manual: A handbook for building innovative and engaged teams</text:span><text:span text:style-name="T13"> (Opensource.com)</text:span></text:p>
      <text:p text:style-name="P52">The Open Organization Guide to IT Culture Change: Open Principles and Practices for a More Innovative IT Department <text:span text:style-name="T3">(Opensource.com)</text:span></text:p>
      <text:p text:style-name="P52">The Open Organization <text:span text:style-name="T41">Workbook</text:span>: <text:span text:style-name="T41">How to build a culture of innovation in your organization </text:span><text:span text:style-name="T12">(Opensource.com)</text:span></text:p>
      <text:p text:style-name="P50">Every week, Opensource.com publishes new stories about the ways open principles help innovative leaders rethink organizational culture and design.</text:p>
      <text:p text:style-name="P49">Visit opensource.com/open-organization to read more.</text:p>
      <text:p text:style-name="P178"><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68"><text:a xlink:type="simple" xlink:href="#__RefHeading___Toc2312_1525055821" text:style-name="Index_20_Link" text:visited-style-name="Index_20_Link">Preface<text:tab/>11</text:a></text:p>
          <text:p text:style-name="P171"><text:a xlink:type="simple" xlink:href="#__RefHeading___Toc2314_1525055821" text:style-name="Index_20_Link" text:visited-style-name="Index_20_Link">Editors Names<text:tab/><text:tab/></text:a></text:p>
          <text:p text:style-name="P168"><text:a xlink:type="simple" xlink:href="#__RefHeading___Toc164_2120980716" text:style-name="Index_20_Link" text:visited-style-name="Index_20_Link">Introduction<text:tab/>13</text:a></text:p>
          <text:p text:style-name="P171"><text:a xlink:type="simple" xlink:href="#__RefHeading___Toc394_2120980716" text:style-name="Index_20_Link" text:visited-style-name="Index_20_Link">Author Name<text:tab/><text:tab/></text:a></text:p>
          <text:p text:style-name="P167"><text:a xlink:type="simple" xlink:href="#__RefHeading___Toc2114_518888843" text:style-name="Index_20_Link" text:visited-style-name="Index_20_Link">Visions<text:tab/><text:tab/></text:a></text:p>
          <text:p text:style-name="P168"><text:a xlink:type="simple" xlink:href="#__RefHeading___Toc11289_2537557969" text:style-name="Index_20_Link" text:visited-style-name="Index_20_Link">Economics, openness, and the education system<text:tab/>17</text:a></text:p>
          <text:p text:style-name="P171"><text:a xlink:type="simple" xlink:href="#__RefHeading___Toc11291_2537557969" text:style-name="Index_20_Link" text:visited-style-name="Index_20_Link">Rahul Razdan<text:tab/><text:tab/></text:a></text:p>
          <text:p text:style-name="P168"><text:a xlink:type="simple" xlink:href="#__RefHeading___Toc3252_2385792462" text:style-name="Index_20_Link" text:visited-style-name="Index_20_Link">Truly open education will require sweeping changes<text:tab/>26</text:a></text:p>
          <text:p text:style-name="P171"><text:a xlink:type="simple" xlink:href="#__RefHeading___Toc11291_25375579691" text:style-name="Index_20_Link" text:visited-style-name="Index_20_Link">Adam Haigler<text:tab/><text:tab/></text:a></text:p>
          <text:p text:style-name="P168"><text:a xlink:type="simple" xlink:href="#__RefHeading___Toc4983_980413866" text:style-name="Index_20_Link" text:visited-style-name="Index_20_Link">The future of ethical tech education must be open<text:tab/>32</text:a></text:p>
          <text:p text:style-name="P171"><text:a xlink:type="simple" xlink:href="#__RefHeading___Toc11291_25375579692" text:style-name="Index_20_Link" text:visited-style-name="Index_20_Link">Justin Sherman<text:tab/><text:tab/></text:a></text:p>
          <text:p text:style-name="P168"><text:a xlink:type="simple" xlink:href="#__RefHeading___Toc4985_980413866" text:style-name="Index_20_Link" text:visited-style-name="Index_20_Link">Chapter<text:tab/>41</text:a></text:p>
          <text:p text:style-name="P171"><text:a xlink:type="simple" xlink:href="#__RefHeading___Toc11291_25375579693" text:style-name="Index_20_Link" text:visited-style-name="Index_20_Link">Author Name<text:tab/><text:tab/></text:a></text:p>
          <text:p text:style-name="P168"><text:a xlink:type="simple" xlink:href="#__RefHeading___Toc3401_169002272" text:style-name="Index_20_Link" text:visited-style-name="Index_20_Link">Three ways university classrooms can be more open<text:tab/>45</text:a></text:p>
          <text:p text:style-name="P171"><text:a xlink:type="simple" xlink:href="#__RefHeading___Toc11291_253755796911" text:style-name="Index_20_Link" text:visited-style-name="Index_20_Link">Susie Choi<text:tab/><text:tab/></text:a></text:p>
          <text:p text:style-name="P168"><text:a xlink:type="simple" xlink:href="#__RefHeading___Toc3403_169002272" text:style-name="Index_20_Link" text:visited-style-name="Index_20_Link">Open education is more than open content<text:tab/>50</text:a></text:p>
          <text:p text:style-name="P171"><text:a xlink:type="simple" xlink:href="#__RefHeading___Toc11291_253755796912" text:style-name="Index_20_Link" text:visited-style-name="Index_20_Link">Jim Whitehurst<text:tab/><text:tab/></text:a></text:p>
          <text:p text:style-name="P167"><text:a xlink:type="simple" xlink:href="#__RefHeading___Toc11329_2537557969" text:style-name="Index_20_Link" text:visited-style-name="Index_20_Link">Case Studies<text:tab/><text:tab/></text:a></text:p>
          <text:p text:style-name="P168"><text:a xlink:type="simple" xlink:href="#__RefHeading___Toc13367_3512989452" text:style-name="Index_20_Link" text:visited-style-name="Index_20_Link">Chapter<text:tab/>57</text:a></text:p>
          <text:p text:style-name="P171"><text:a xlink:type="simple" xlink:href="#__RefHeading___Toc11291_253755796931" text:style-name="Index_20_Link" text:visited-style-name="Index_20_Link">Author Name<text:tab/><text:tab/></text:a></text:p>
          <text:p text:style-name="P168"><text:a xlink:type="simple" xlink:href="#__RefHeading___Toc1915_2434698073" text:style-name="Index_20_Link" text:visited-style-name="Index_20_Link">What happened when I let my students fork the syllabus<text:tab/>61</text:a></text:p>
          <text:p text:style-name="P171"><text:a xlink:type="simple" xlink:href="#__RefHeading___Toc11291_2537557969311" text:style-name="Index_20_Link" text:visited-style-name="Index_20_Link">Heidi Ellis<text:tab/><text:tab/></text:a></text:p>
          <text:p text:style-name="P168"><text:a xlink:type="simple" xlink:href="#__RefHeading___Toc21626_3512989452" text:style-name="Index_20_Link" text:visited-style-name="Index_20_Link">An open process for discovering our school's core values<text:tab/>69</text:a></text:p>
          <text:p text:style-name="P171"><text:a xlink:type="simple" xlink:href="#__RefHeading___Toc21628_3512989452" text:style-name="Index_20_Link" text:visited-style-name="Index_20_Link">Beth Anderson<text:tab/><text:tab/></text:a></text:p>
          <text:p text:style-name="P168"><text:a xlink:type="simple" xlink:href="#__RefHeading___Toc10308_1036237620" text:style-name="Index_20_Link" text:visited-style-name="Index_20_Link">Chapter<text:tab/>76</text:a></text:p>
          <text:p text:style-name="P171"><text:a xlink:type="simple" xlink:href="#__RefHeading___Toc11291_25375579693111" text:style-name="Index_20_Link" text:visited-style-name="Index_20_Link">Author Name<text:tab/><text:tab/></text:a></text:p>
          <text:p text:style-name="P168"><text:a xlink:type="simple" xlink:href="#__RefHeading___Toc2373_848053758" text:style-name="Index_20_Link" text:visited-style-name="Index_20_Link">Confronting linguistic bias: The case for an open human language<text:tab/>80</text:a></text:p>
          <text:p text:style-name="P171"><text:a xlink:type="simple" xlink:href="#__RefHeading___Toc11291_253755796931111" text:style-name="Index_20_Link" text:visited-style-name="Index_20_Link">Race MoChridhe<text:tab/><text:tab/></text:a></text:p>
          <text:p text:style-name="P168"><text:a xlink:type="simple" xlink:href="#__RefHeading___Toc10197_1036237620" text:style-name="Index_20_Link" text:visited-style-name="Index_20_Link">Crowdsourcing our way to a campus IT plan<text:tab/>87</text:a></text:p>
          <text:p text:style-name="P171"><text:a xlink:type="simple" xlink:href="#__RefHeading___Toc10199_1036237620" text:style-name="Index_20_Link" text:visited-style-name="Index_20_Link">Curtis A. Carver<text:tab/><text:tab/></text:a></text:p>
          <text:p text:style-name="P168"><text:a xlink:type="simple" xlink:href="#__RefHeading___Toc13369_3512989452" text:style-name="Index_20_Link" text:visited-style-name="Index_20_Link">How our non-profit works openly to make education accessible<text:tab/>93</text:a></text:p>
          <text:p text:style-name="P171"><text:soft-page-break/><text:a xlink:type="simple" xlink:href="#__RefHeading___Toc11291_253755796932" text:style-name="Index_20_Link" text:visited-style-name="Index_20_Link">Tanner Johnson<text:tab/><text:tab/></text:a></text:p>
          <text:p text:style-name="P168"><text:a xlink:type="simple" xlink:href="#__RefHeading___Toc1892_2434698073" text:style-name="Index_20_Link" text:visited-style-name="Index_20_Link">Making computer science curricula as adaptable as our code<text:tab/>102</text:a></text:p>
          <text:p text:style-name="P171"><text:a xlink:type="simple" xlink:href="#__RefHeading___Toc11291_2537557969321" text:style-name="Index_20_Link" text:visited-style-name="Index_20_Link">Amarachi Achonu<text:tab/><text:tab/></text:a></text:p>
          <text:p text:style-name="P167"><text:a xlink:type="simple" xlink:href="#__RefHeading___Toc588_2023088379" text:style-name="Index_20_Link" text:visited-style-name="Index_20_Link">Activities<text:tab/><text:tab/></text:a></text:p>
          <text:p text:style-name="P168"><text:a xlink:type="simple" xlink:href="#__RefHeading___Toc13371_3512989452" text:style-name="Index_20_Link" text:visited-style-name="Index_20_Link">Chapter (with activity)<text:tab/>108</text:a></text:p>
          <text:p text:style-name="P171"><text:a xlink:type="simple" xlink:href="#__RefHeading___Toc1545_2651233811" text:style-name="Index_20_Link" text:visited-style-name="Index_20_Link">Author Name<text:tab/><text:tab/></text:a></text:p>
          <text:p text:style-name="P168"><text:a xlink:type="simple" xlink:href="#__RefHeading___Toc13375_3512989452" text:style-name="Index_20_Link" text:visited-style-name="Index_20_Link">Chapter (with activity)<text:tab/>110</text:a></text:p>
          <text:p text:style-name="P171"><text:a xlink:type="simple" xlink:href="#__RefHeading___Toc1545_26512338111" text:style-name="Index_20_Link" text:visited-style-name="Index_20_Link">Author Name<text:tab/><text:tab/></text:a></text:p>
          <text:p text:style-name="P168"><text:a xlink:type="simple" xlink:href="#__RefHeading___Toc13379_3512989452" text:style-name="Index_20_Link" text:visited-style-name="Index_20_Link">Chapter (with activity)<text:tab/>112</text:a></text:p>
          <text:p text:style-name="P171"><text:a xlink:type="simple" xlink:href="#__RefHeading___Toc1545_26512338112" text:style-name="Index_20_Link" text:visited-style-name="Index_20_Link">Author Name<text:tab/><text:tab/></text:a></text:p>
          <text:p text:style-name="P168"><text:a xlink:type="simple" xlink:href="#__RefHeading___Toc2784_4119693890" text:style-name="Index_20_Link" text:visited-style-name="Index_20_Link">Performing the collaborative dilemma<text:tab/>114</text:a></text:p>
          <text:p text:style-name="P171"><text:a xlink:type="simple" xlink:href="#__RefHeading___Toc11456_253755796911" text:style-name="Index_20_Link" text:visited-style-name="Index_20_Link">Gina Likins<text:tab/><text:tab/></text:a></text:p>
          <text:p text:style-name="P168"><text:a xlink:type="simple" xlink:href="#__RefHeading___Toc13015_2537557969" text:style-name="Index_20_Link" text:visited-style-name="Index_20_Link">Open organizations on Mars<text:tab/>121</text:a></text:p>
          <text:p text:style-name="P171"><text:a xlink:type="simple" xlink:href="#__RefHeading___Toc13017_2537557969" text:style-name="Index_20_Link" text:visited-style-name="Index_20_Link">Heidi Ellis<text:tab/><text:tab/></text:a></text:p>
          <text:p text:style-name="P167"><text:a xlink:type="simple" xlink:href="#__RefHeading___Toc822_1232125672" text:style-name="Index_20_Link" text:visited-style-name="Index_20_Link">Appendix<text:tab/><text:tab/></text:a></text:p>
          <text:p text:style-name="P168"><text:a xlink:type="simple" xlink:href="#__RefHeading___Toc13383_3512989452" text:style-name="Index_20_Link" text:visited-style-name="Index_20_Link">The Open Organization Definition<text:tab/>128</text:a></text:p>
          <text:p text:style-name="P171"><text:a xlink:type="simple" xlink:href="#__RefHeading___Toc5173_772903223" text:style-name="Index_20_Link" text:visited-style-name="Index_20_Link">The Open Organization Ambassadors<text:tab/><text:tab/></text:a></text:p>
          <text:p text:style-name="P167"><text:a xlink:type="simple" xlink:href="#__RefHeading___Toc842_1232125672" text:style-name="Index_20_Link" text:visited-style-name="Index_20_Link">Learn More<text:tab/><text:tab/></text:a></text:p>
          <text:p text:style-name="P168"><text:a xlink:type="simple" xlink:href="#__RefHeading___Toc2382_190016556" text:style-name="Index_20_Link" text:visited-style-name="Index_20_Link">Additional resources<text:tab/>136</text:a></text:p>
          <text:p text:style-name="P168"><text:a xlink:type="simple" xlink:href="#__RefHeading___Toc13385_3512989452" text:style-name="Index_20_Link" text:visited-style-name="Index_20_Link">Get involved<text:tab/>137</text:a></text:p>
        </text:index-body>
      </text:table-of-content>
      <text:p text:style-name="P4"/>
      <text:h text:style-name="P127" text:outline-level="2"/>
      <text:h text:style-name="P130" text:outline-level="2"><text:bookmark-start text:name="__RefHeading___Toc2312_1525055821"/>Preface<text:bookmark-end text:name="__RefHeading___Toc2312_1525055821"/></text:h>
      <text:p text:style-name="P87"><text:bookmark-start text:name="__RefHeading___Toc2314_1525055821"/><text:span text:style-name="T42">Editors</text:span> Names<text:bookmark-end text:name="__RefHeading___Toc2314_1525055821"/></text:p>
      <text:p text:style-name="P83">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suada fames ac turpis egestas integer eget aliquet nibh praesent. Egestas sed sed risus pretium <text:soft-page-break/>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44">Nisl tincidunt eget nullam non nisi est sit. Fringilla phasellus faucibus scelerisque eleifend donec pretium. Scelerisque purus semper eget duis at tellus at urna.</text:p>
      <text:h text:style-name="P131" text:outline-level="2"><text:bookmark-start text:name="__RefHeading___Toc164_2120980716"/>Introduction<text:bookmark-end text:name="__RefHeading___Toc164_2120980716"/></text:h>
      <text:p text:style-name="P88"><text:bookmark-start text:name="__RefHeading___Toc394_2120980716"/>Author Name<text:bookmark-end text:name="__RefHeading___Toc394_2120980716"/></text:p>
      <text:p text:style-name="P74">Nisl tincidunt eget nullam non nisi est sit. Fringilla phasellus faucibus scelerisque eleifend donec pretium. Scelerisque purus semper eget duis at tellus at urna.</text:p>
      <text:p text:style-name="P17">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17">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7"><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47">Nisl tincidunt eget nullam non nisi est sit. Fringilla phasellus faucibus scelerisque eleifend donec pretium. Scelerisque purus semper eget duis at tellus at urna.</text:p>
      <text:h text:style-name="P122" text:outline-level="1"/>
      <text:h text:style-name="P123" text:outline-level="1"><text:bookmark-start text:name="__RefHeading___Toc2114_518888843"/>Visions<text:bookmark-end text:name="__RefHeading___Toc2114_518888843"/></text:h>
      <text:h text:style-name="P132" text:outline-level="2"><text:bookmark-start text:name="__RefHeading___Toc11289_2537557969"/>Economics, openness, and the education system<text:bookmark-end text:name="__RefHeading___Toc11289_2537557969"/></text:h>
      <text:p text:style-name="P88"><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text:s/>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text:s/>In order to manage delivery costs, the class must move in lock-step, and students must begin at a similar level of skill. These levels of similar skills forced creation of the concept of grade levels. <text:s/>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increase in scarcity <text:soft-page-break/>creates a real need for filtering—thus the invention of other familiar systems, like grades and admissions. One could easily view this system in a negative light. But two points are important to <text:span text:style-name="T55">emphasize</text:span>: </text:p>
      <text:list xml:id="list2126802686" text:style-name="L1">
        <text:list-item>
          <text:p text:style-name="P113">Until recently, <text:span text:style-name="T14">this scarcity was reality</text:span>.</text:p>
        </text:list-item>
        <text:list-item>
          <text:p text:style-name="P113">This model has been a <text:span text:style-name="T14">massive success</text:span> in raising the general education level of millions (if not billions) of people.</text:p>
        </text:list-item>
      </text:list>
      <text:p text:style-name="P28">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147" text:outline-level="3">Flexibility</text:h>
      <text:p text:style-name="P37">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2312528170" text:style-name="L2">
        <text:list-item>
          <text:p text:style-name="P190"><text:span text:style-name="Inline_20_Subhead">Banked learning.</text:span><text:span text:style-name="T25">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P190"><text:span text:style-name="Inline_20_Subhead">Imprisoned in time/space.</text:span> Students who function badly in early mornings (medically documented for teenagers) or mid-afternoons are forced to endure lessons at times of low attentiveness.</text:p>
        </text:list-item>
        <text:list-item>
          <text:p text:style-name="P190"><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ingly) transfer the complexity of load management to students.</text:p>
        </text:list-item>
        <text:list-item>
          <text:p text:style-name="P190"><text:soft-page-break/><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37">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Grading systems</text:h>
      <text:p text:style-name="P37">Assessment is a key part of learning, especially when it occurs in close proximity to the learning process. Similarly, certification of <text:soft-page-break/>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28">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text:s/>Would a simpler, capability-based model be better for all involved?</text:p>
      <text:h text:style-name="Heading_20_3" text:outline-level="3">Openness, technology, and networking enabling the teaching process</text:h>
      <text:p text:style-name="P37">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37">However, <text:s/>technology deployed in the spirit of openness sets the basis for the next wave of capabilities. These include a revolu<text:soft-page-break/>tion in instruction intellectual property (IP), standard engagement models for students, and a viable model for early career discovery.</text:p>
      <text:h text:style-name="Heading_20_3" text:outline-level="3">Instruction IP capture, reuse, and improvement</text:h>
      <text:p text:style-name="P37">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37">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 <text:s/></text:p>
      <text:p text:style-name="P28">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pedagogy now have a place to be easily distributed for maximum impact.</text:p>
      <text:h text:style-name="Heading_20_3" text:outline-level="3"><text:soft-page-break/>Standardization of engagement model for the students/parents</text:h>
      <text:p text:style-name="P37">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37">We need <text:s/>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37">After ten years in the K‒12 system, students are asked the proverbial question, "What are you going to do in life?" or "What will be your major in college?" Realistically, expecting students to have any real data to make such an important decision is unreasonable.</text:p>
      <text:p text:style-name="P37">How are these decisions made today? At best randomly. Perhaps the student happens to know someone in a profession that intrigues them. They could ask teachers or guidance counselors; however, academics are ill-equipped to answer these questions. The <text:soft-page-break/>nature of the education system is that most people in it have always been educators. Whatever insights into other vocations they <text:span text:style-name="T14">might</text:span> have become stale very quickly because of the rapid rate of industry change.</text:p>
      <text:p text:style-name="P37">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37">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ext:s/>The crux of these realities was scarcity: scarcity of teachers, scarcity of classrooms, and the need 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text:soft-page-break/>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59">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157" text:outline-level="3">Review and discussion questions</text:h>
      <text:list xml:id="list198157324" text:style-name="List_20_1">
        <text:list-item>
          <text:p text:style-name="P180">Massa id neque aliquam vestibulum morbi blandit. Mauris sit amet massa vitae tortor condimentum. Volutpat diam ut venenatis tellus in metus vulputate.</text:p>
        </text:list-item>
        <text:list-item>
          <text:p text:style-name="P180">Massa id neque aliquam vestibulum morbi blandit. Mauris sit amet massa vitae tortor condimentum. Volutpat diam ut venenatis tellus in metus vulputate.</text:p>
        </text:list-item>
        <text:list-item>
          <text:p text:style-name="P180">Massa id neque aliquam vestibulum morbi blandit. Mauris sit amet massa vitae tortor condimentum. Volutpat diam ut venenatis tellus in metus vulputate.</text:p>
        </text:list-item>
      </text:list>
      <text:h text:style-name="P146" text:outline-level="2"><text:bookmark-start text:name="__RefHeading___Toc3252_2385792462"/>Truly open education will require sweeping changes<text:bookmark-end text:name="__RefHeading___Toc3252_2385792462"/></text:h>
      <text:p text:style-name="P170"><text:bookmark-start text:name="__RefHeading___Toc11291_25375579691"/>Adam Haigler<text:bookmark-end text:name="__RefHeading___Toc11291_25375579691"/></text:p>
      <text:p text:style-name="P172">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118">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118">Ben Owens, a former colleague of mine at Tri-County Early College, and I have recently embarked on a journey to see how open source principles could be fruitfully applied to education systems to address this issue.<text:note text:id="ftn5" text:note-class="footnote"><text:note-citation/><text:note-body><text:p text:style-name="Footnote">https://opensource.com/resources/what-open-education</text:p></text:note-body></text:note> Our thoughts are featured in our book, <text:span text:style-name="Emphasis">Open Up Education! How Open Way Learning Can Transform Schools</text:span>, pub<text:soft-page-break/>lished in December 2018.<text:note text:id="ftn6" text:note-class="footnote"><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20">The beauty of the open source way is that it can help organizations keep pace with rapidly evolving markets and ecosystems. As Jim Whitehurst outlines in The Open Organization, the ethos of open source applied to management can lead excellent outcomes. The same could be true for our schools. For example:</text:p>
      <text:list xml:id="list3537159053" text:style-name="L26">
        <text:list-item>
          <text:p text:style-name="P209">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P209">By maintaining a "release early, release often" ethos, all educators can test and refine new ideas quickly. Stakeholders' aversion to failure too often disrupts this process in schools.</text:p>
        </text:list-item>
        <text:list-item>
          <text:p text:style-name="P209"><text:span text:style-name="T52">A</text:span> distributed leadership model—like those practiced by open source projects—can cultivate buy-in at all levels. Lack of buy-in has doomed many well-intentioned, but top-down education reform efforts.</text:p>
        </text:list-item>
      </text:list>
      <text:p text:style-name="P120">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p>
      <text:list xml:id="list292728282" text:style-name="L25">
        <text:list-item>
          <text:p text:style-name="P116">Relentless collaboration</text:p>
        </text:list-item>
        <text:list-item>
          <text:p text:style-name="P116">Freely exchanging knowledge and resources</text:p>
        </text:list-item>
        <text:list-item>
          <text:p text:style-name="P116">Culture of innovation</text:p>
        </text:list-item>
      </text:list>
      <text:p text:style-name="P118">Here's what that means.</text:p>
      <text:p text:style-name="P118"><text:soft-page-break/>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7" text:note-class="footnote"><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8" text:note-class="footnote"><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118">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9" text:note-class="footnote"><text:note-citation/><text:note-body><text:p text:style-name="Footnote">http://inservice.ascd.org/from-teacher-to-learning-guide/</text:p></text:note-body></text:note></text:p>
      <text:p text:style-name="P118">The two preceding principles will enable a third: a culture of innovation that will lead every member of the school community to become an active agent in its continual improvement. An innovating school—one that has all the pieces of the open source education <text:soft-page-break/>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118">In the months since <text:span text:style-name="T15">Open Up Education!</text:span> was published and we launched our website,<text:note text:id="ftn10" text:note-class="footnote"><text:note-citation/><text:note-body><text:p text:style-name="Footnote">http://www.openwaylearning.org/</text:p></text:note-body></text:note> a flood of interest and support for Open Way Learning has emerged.<text:note text:id="ftn11" text:note-class="footnote"><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2" text:note-class="footnote"><text:note-citation/><text:note-body><text:p text:style-name="Footnote">https://www.teacherpowered.org/</text:p></text:note-body></text:note> the Innovative Schools Network,<text:note text:id="ftn13" text:note-class="footnote"><text:note-citation/><text:note-body><text:p text:style-name="Footnote">https://www.innovativeschoolsnetwork.com/</text:p></text:note-body></text:note> and schools affiliated with Education Reimagined<text:note text:id="ftn14" text:note-class="footnote"><text:note-citation/><text:note-body><text:p text:style-name="Footnote">https://education-reimagined.org/</text:p></text:note-body></text:note> are just a few that embody many of these principles.</text:p>
      <text:p text:style-name="P118">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5" text:note-class="footnote"><text:note-citation/><text:note-body><text:p text:style-name="Footnote">https://sciencehouse.ncsu.edu/</text:p></text:note-body></text:note> Curio Learning,<text:note text:id="ftn16" text:note-class="footnote"><text:note-citation/><text:note-body><text:p text:style-name="Footnote">http://curiolearning.com/</text:p></text:note-body></text:note> Innovation Academy,<text:note text:id="ftn17" text:note-class="footnote"><text:note-citation/><text:note-body><text:p text:style-name="Footnote">http://devinnovators.com/wpdi/</text:p></text:note-body></text:note> Re-brand NC Education,<text:note text:id="ftn18" text:note-class="footnote"><text:note-citation/><text:note-body><text:p text:style-name="Footnote">https://www.rebrandnced.com/</text:p></text:note-body></text:note> The DRIVE Revolu<text:soft-page-break/>tion,<text:note text:id="ftn19" text:note-class="footnote"><text:note-citation/><text:note-body><text:p text:style-name="Footnote">http://www.thedriverevolution.com/</text:p></text:note-body></text:note> Hope Street Group,<text:note text:id="ftn20" text:note-class="footnote"><text:note-citation/><text:note-body><text:p text:style-name="Footnote">https://hopestreetgroup.org/</text:p></text:note-body></text:note> Share Your Learning,<text:note text:id="ftn21" text:note-class="footnote"><text:note-citation/><text:note-body><text:p text:style-name="Footnote">https://www.shareyourlearning.org/</text:p></text:note-body></text:note> Odigia,<text:note text:id="ftn22" text:note-class="footnote"><text:note-citation/><text:note-body><text:p text:style-name="Footnote">http://www.odigia.com/</text:p></text:note-body></text:note> as well as a number of school systems in North Carolina and beyond.</text:p>
      <text:p text:style-name="P118">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3" text:note-class="footnote"><text:note-citation/><text:note-body><text:p text:style-name="Footnote">https://twitter.com/OpenWayLearning</text:p></text:note-body></text:note> and OWL ambassadors are busy spreading the word and finding traction in their spheres of influence. Perhaps we are reaching a tipping point.</text:p>
      <text:p text:style-name="P118">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4" text:note-class="footnote"><text:note-citation/><text:note-body><text:p text:style-name="Footnote">http://reports.weforum.org/future-of-jobs-2016/chapter-1-the-future-of-jobs-and-skills/?doing_wp_cron=1558455728.4337279796600341796875#view/fn-1</text:p></text:note-body></text:note></text:p>
      <text:p text:style-name="P118">Open Way Learning could be the game changer that makes that happen.</text:p>
      <text:p text:style-name="P173"><text:span text:style-name="T52">Adam Haigler is e</text:span>lit pellentesque habitant morbi tristique senectus et netus. Nisi lacus sed viverra tellus in hac. Egestas fringilla phasellus faucibus scelerisque eleifend.</text:p>
      <text:h text:style-name="P166" text:outline-level="3">Review and discussion questions</text:h>
      <text:list xml:id="list113805702875763" text:continue-list="list198157324" text:style-name="List_20_1">
        <text:list-item>
          <text:p text:style-name="P189">Massa id neque aliquam vestibulum morbi blandit. Mauris sit amet massa vitae tortor condimentum. Volutpat diam ut venenatis tellus in metus vulputate.</text:p>
        </text:list-item>
        <text:list-item>
          <text:p text:style-name="P189">Massa id neque aliquam vestibulum morbi blandit. Mauris sit amet massa vitae tortor condimentum. Volutpat diam ut venenatis tellus in metus vulputate.</text:p>
        </text:list-item>
        <text:list-item>
          <text:p text:style-name="P189">Massa id neque aliquam vestibulum morbi blandit. Mauris sit amet massa vitae tortor condimentum. Volutpat diam ut venenatis tellus in metus vulputate.</text:p>
        </text:list-item>
      </text:list>
      <text:h text:style-name="P133" text:outline-level="2"><text:bookmark-start text:name="__RefHeading___Toc4983_980413866"/>The <text:span text:style-name="T57">f</text:span>uture of <text:span text:style-name="T57">e</text:span>thical <text:span text:style-name="T57">t</text:span>ech <text:span text:style-name="T57">e</text:span>ducation <text:span text:style-name="T57">m</text:span>ust <text:span text:style-name="T57">b</text:span>e <text:span text:style-name="T57">o</text:span>pen<text:bookmark-end text:name="__RefHeading___Toc4983_980413866"/></text:h>
      <text:p text:style-name="P169"><text:bookmark-start text:name="__RefHeading___Toc11291_25375579692"/>Justin Sherman<text:bookmark-end text:name="__RefHeading___Toc11291_25375579692"/></text:p>
      <text:p text:style-name="P82">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28">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28">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text:soft-page-break/>stand how algorithmic systems are impacting their everyday lives. Where knowledge is power, education can provide that knowledge.</text:p>
      <text:p text:style-name="P28">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60" text:note-class="footnote"><text:note-citation/><text:note-body><text:p text:style-name="P179">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0" text:note-class="footnote"><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text:soft-page-break/>fairness into algorithmic decisions. As ProPublica unmasked in a 2016 story on COMPAS, an RAA used to aid prison sentencing in American courts, this bias manifests in disparate impacts on already marginalized groups.<text:note text:id="ftn47" text:note-class="footnote"><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48" text:note-class="footnote"><text:note-citation/><text:note-body><text:p text:style-name="Footnote">https://www.npr.org/sections/alltechconsidered/2018/02/19/586387119/automating-inequality-algorithms-in-public-services-often-fail-the-most-vulnerab</text:p></text:note-body></text:note> housing allocation for the homeless,<text:note text:id="ftn49" text:note-class="footnote"><text:note-citation/><text:note-body><text:p text:style-name="Footnote">https://www.amazon.com/Automating-Inequality-High-Tech-Profile-Police/dp/1250074312/</text:p></text:note-body></text:note> resume reviewing,<text:note text:id="ftn50" text:note-class="footnote"><text:note-citation/><text:note-body><text:p text:style-name="Footnote">https://www.reuters.com/article/us-amazon-com-jobs-automation-insight/amazon-scraps-secret-ai-recruiting-tool-that-showed-bias-against-women-idUSKCN1MK08G</text:p></text:note-body></text:note> news feed curation,<text:note text:id="ftn51" text:note-class="footnote"><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52" text:note-class="footnote"><text:note-citation/><text:note-body><text:p text:style-name="Footnote">https://opensource.com/article/18/1/how-open-source-can-fight-algorithmic-bias</text:p></text:note-body></text:note> because they haven't been educated otherwise—there is a risk that decision-<text:soft-page-break/>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53" text:note-class="footnote"><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54" text:note-class="footnote"><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55" text:note-class="footnote"><text:note-citation/><text:note-body><text:p text:style-name="Footnote">https://www.reuters.com/article/us-amazon-com-jobs-automation-insight/amazon-scraps-secret-ai-recruiting-tool-that-showed-bias-against-women-idUSKCN1MK08G</text:p></text:note-body></text:note> malfunctioning welfare distribution systems,<text:note text:id="ftn56" text:note-class="footnote"><text:note-citation/><text:note-body><text:p text:style-name="Footnote">https://www.amazon.com/Automating-Inequality-High-Tech-Profile-Police/dp/1250074312/</text:p></text:note-body></text:note> search engines that reinforce racial and gender stereotypes,<text:note text:id="ftn57" text:note-class="footnote"><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28">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28">In a very immediate sense, Joy Buolamwini writes in <text:span text:style-name="Emphasis">The New York Times</text:span>, artificial intelligence is poised to worsen social inequality should its design and use go unchecked.<text:note text:id="ftn58" text:note-class="footnote"><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59" text:note-class="footnote"><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28">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28">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28">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28">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and those who <text:soft-page-break/>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28">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28"><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ministrators, students, and others with stakes in ethical tech education can help here. In a <text:soft-page-break/>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28">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28">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59">Justin Sherman is the <text:span text:style-name="T58">c</text:span>o-<text:span text:style-name="T58">f</text:span>ounder and <text:span text:style-name="T58">p</text:span>resident of Ethical Tech, a nonpartisan initiative at Duke University focusing on research, education, and policy development on ethics and technology across all industries and socioeconomic groups.</text:p>
      <text:h text:style-name="P158" text:outline-level="3">Review and discussion questions</text:h>
      <text:list xml:id="list113807199123470" text:continue-numbering="true" text:style-name="List_20_1">
        <text:list-item>
          <text:p text:style-name="P181">Massa id neque aliquam vestibulum morbi blandit. Mauris sit amet massa vitae tortor condimentum. Volutpat diam ut venenatis tellus in metus vulputate.</text:p>
        </text:list-item>
        <text:list-item>
          <text:p text:style-name="P181">Massa id neque aliquam vestibulum morbi blandit. Mauris sit amet massa vitae tortor condimentum. Volutpat diam ut venenatis tellus in metus vulputate.</text:p>
        </text:list-item>
        <text:list-item>
          <text:p text:style-name="P181">Massa id neque aliquam vestibulum morbi blandit. Mauris sit amet massa vitae tortor condimentum. Volutpat diam ut venenatis tellus in metus vulputate.</text:p>
        </text:list-item>
      </text:list>
      <text:h text:style-name="P133" text:outline-level="2"><text:bookmark-start text:name="__RefHeading___Toc4985_980413866"/>Chapter<text:bookmark-end text:name="__RefHeading___Toc4985_980413866"/></text:h>
      <text:p text:style-name="P93"><text:bookmark-start text:name="__RefHeading___Toc11291_25375579693"/>Author Name<text:bookmark-end text:name="__RefHeading___Toc11291_25375579693"/></text:p>
      <text:p text:style-name="P8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6">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6">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8">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8">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59">Elit pellentesque habitant morbi tristique senectus et netus. Nisi lacus sed viverra tellus in hac. Egestas fringilla phasellus faucibus scelerisque eleifend.</text:p>
      <text:h text:style-name="P158" text:outline-level="3">Review and discussion questions</text:h>
      <text:list xml:id="list113806496612861" text:continue-numbering="true" text:style-name="List_20_1">
        <text:list-item>
          <text:p text:style-name="P181">Massa id neque aliquam vestibulum morbi blandit. Mauris sit amet massa vitae tortor condimentum. Volutpat diam ut venenatis tellus in metus vulputate.</text:p>
        </text:list-item>
        <text:list-item>
          <text:p text:style-name="P181">Massa id neque aliquam vestibulum morbi blandit. Mauris sit amet massa vitae tortor condimentum. Volutpat diam ut venenatis tellus in metus vulputate.</text:p>
        </text:list-item>
        <text:list-item>
          <text:p text:style-name="P181">Massa id neque aliquam vestibulum morbi blandit. Mauris sit amet massa vitae tortor condimentum. Volutpat diam ut venenatis tellus in metus vulputate.</text:p>
        </text:list-item>
      </text:list>
      <text:h text:style-name="P134" text:outline-level="2"><text:bookmark-start text:name="__RefHeading___Toc3401_169002272"/><text:span text:style-name="T53">Three </text:span>ways university classrooms can be more open<text:bookmark-end text:name="__RefHeading___Toc3401_169002272"/></text:h>
      <text:p text:style-name="P99"><text:bookmark-start text:name="__RefHeading___Toc11291_253755796911"/>Susie Choi<text:bookmark-end text:name="__RefHeading___Toc11291_253755796911"/></text:p>
      <text:p text:style-name="P77">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23">In this <text:span text:style-name="T56">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25" text:note-class="footnote"><text:note-citation/><text:note-body><text:p text:style-name="P43">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26" text:note-class="footnote"><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3">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for <text:soft-page-break/>evolving student concerns throughout the semester. Professors could make this student feedback, as well as their direct and actionable responses to common concerns, viewable for all students.<text:note text:id="ftn27" text:note-class="footnote"><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23">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23">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23">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23"><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23">In the spirit of organizational openness, this policy would imbue greater trust and transparency in professor-student interactions, and facilitate the proactive diagnosis of student problems with course structure and material.</text:p>
      <text:p text:style-name="P23">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54">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159" text:outline-level="3">Review and discussion questions</text:h>
      <text:list xml:id="list113805668235535" text:continue-numbering="true" text:style-name="List_20_1">
        <text:list-item>
          <text:p text:style-name="P182">Massa id neque aliquam vestibulum morbi blandit. Mauris sit amet massa vitae tortor condimentum. Volutpat diam ut venenatis tellus in metus vulputate.</text:p>
        </text:list-item>
        <text:list-item>
          <text:p text:style-name="P182">Massa id neque aliquam vestibulum morbi blandit. Mauris sit amet massa vitae tortor condimentum. Volutpat diam ut venenatis tellus in metus vulputate.</text:p>
        </text:list-item>
        <text:list-item>
          <text:p text:style-name="P182">Massa id neque aliquam vestibulum morbi blandit. Mauris sit amet massa vitae tortor condimentum. Volutpat diam ut venenatis tellus in metus vulputate.</text:p>
        </text:list-item>
      </text:list>
      <text:h text:style-name="P134" text:outline-level="2"><text:bookmark-start text:name="__RefHeading___Toc3403_169002272"/>Open education is more than open content<text:bookmark-end text:name="__RefHeading___Toc3403_169002272"/></text:h>
      <text:p text:style-name="P96"><text:bookmark-start text:name="__RefHeading___Toc11291_253755796912"/>Jim Whitehurst<text:bookmark-end text:name="__RefHeading___Toc11291_253755796912"/></text:p>
      <text:p text:style-name="P77">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3">I love that quote, and in May <text:span text:style-name="T47">2016 </text:span>I shared it with a room full of educators, administrators, and open source advocates at New York University during the Open Summit, an open conversation about education.<text:note text:id="ftn28" text:note-class="footnote"><text:note-citation/><text:note-body><text:p text:style-name="Footnote">https://opensource.org/node/832</text:p></text:note-body></text:note> I believe it reveals something critical about the future of education and the positive role openness can play in the future, if we embrace it.</text:p>
      <text:p text:style-name="P23">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Unfortunately, much of what I read about "open" in education applies to the sharing of educational content: the materials educators use to teach students, from lesson plans to activities to syllabi to <text:soft-page-break/>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hose <text:soft-page-break/>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3">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3">In the meritocracies that so frequently form inside open organizations, formal titles mean less than reputation with regard to power relationships. Leading an increasingly educated and savvy workforce involves creating context for great work rather than pre<text:soft-page-break/>scribing and specifying every detail in order to mitigate deviation. Directing is less important than catalyzing. What might happen to classrooms if we began teaching this way?</text:p>
      <text:p text:style-name="P23">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Red Hat's product, for example, isn't software. The software is open source, easily accessible to others, and licensed to promote sharing. Development is community-oriented. The "content," in other words, is free and abundant.</text:p>
      <text:p text:style-name="Text_20_body"><text:soft-page-break/>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096229771" text:style-name="L5">
        <text:list-item>
          <text:p text:style-name="P191">What value do educational organizations provide?</text:p>
        </text:list-item>
        <text:list-item>
          <text:p text:style-name="P191">What is their product?</text:p>
        </text:list-item>
        <text:list-item>
          <text:p text:style-name="P191">What role can they play today?</text:p>
        </text:list-item>
      </text:list>
      <text:p text:style-name="P23">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54">Jim Whitehurst is <text:span text:style-name="T47">p</text:span>resident and <text:span text:style-name="T47">c</text:span>hief <text:span text:style-name="T47">e</text:span>xecutive <text:span text:style-name="T47">o</text:span>fficer of Red Hat, the world’s leading provider of open source enterprise IT products and services.</text:p>
      <text:h text:style-name="P159" text:outline-level="3">Review and discussion questions</text:h>
      <text:list xml:id="list113806899625741" text:continue-list="list113805668235535" text:style-name="List_20_1">
        <text:list-item>
          <text:p text:style-name="P182">Massa id neque aliquam vestibulum morbi blandit. Mauris sit amet massa vitae tortor condimentum. Volutpat diam ut venenatis tellus in metus vulputate.</text:p>
        </text:list-item>
        <text:list-item>
          <text:p text:style-name="P182">Massa id neque aliquam vestibulum morbi blandit. Mauris sit amet massa vitae tortor condimentum. Volutpat diam ut venenatis tellus in metus vulputate.</text:p>
        </text:list-item>
        <text:list-item>
          <text:p text:style-name="P182">Massa id neque aliquam vestibulum morbi blandit. Mauris sit amet massa vitae tortor condimentum. Volutpat diam ut venenatis tellus in metus vulputate.</text:p>
        </text:list-item>
      </text:list>
      <text:h text:style-name="P124" text:outline-level="1"><text:bookmark-start text:name="__RefHeading___Toc11329_2537557969"/>Case Studies<text:bookmark-end text:name="__RefHeading___Toc11329_2537557969"/></text:h>
      <text:h text:style-name="P135" text:outline-level="2"><text:bookmark-start text:name="__RefHeading___Toc13367_3512989452"/>Chapter<text:bookmark-end text:name="__RefHeading___Toc13367_3512989452"/></text:h>
      <text:p text:style-name="P89"><text:bookmark-start text:name="__RefHeading___Toc11291_253755796931"/>Author Name<text:bookmark-end text:name="__RefHeading___Toc11291_253755796931"/></text:p>
      <text:p text:style-name="P7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2">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2">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53">Elit pellentesque habitant morbi tristique senectus et netus. Nisi lacus sed viverra tellus in hac. Egestas fringilla phasellus faucibus scelerisque eleifend.</text:p>
      <text:h text:style-name="P160" text:outline-level="3">Review and discussion questions</text:h>
      <text:list xml:id="list113806426402167" text:continue-numbering="true" text:style-name="List_20_1">
        <text:list-item>
          <text:p text:style-name="P183">Massa id neque aliquam vestibulum morbi blandit. Mauris sit amet massa vitae tortor condimentum. Volutpat diam ut venenatis tellus in metus vulputate.</text:p>
        </text:list-item>
        <text:list-item>
          <text:p text:style-name="P183">Massa id neque aliquam vestibulum morbi blandit. Mauris sit amet massa vitae tortor condimentum. Volutpat diam ut venenatis tellus in metus vulputate.</text:p>
        </text:list-item>
        <text:list-item>
          <text:p text:style-name="P183">Massa id neque aliquam vestibulum morbi blandit. Mauris sit amet massa vitae tortor condimentum. Volutpat diam ut venenatis tellus in metus vulputate.</text:p>
        </text:list-item>
      </text:list>
      <text:h text:style-name="P139" text:outline-level="2"><text:bookmark-start text:name="__RefHeading___Toc1915_2434698073"/>What happened when I let my students fork the syllabus<text:bookmark-end text:name="__RefHeading___Toc1915_2434698073"/></text:h>
      <text:p text:style-name="P98"><text:bookmark-start text:name="__RefHeading___Toc11291_2537557969311"/>Heidi Ellis<text:bookmark-end text:name="__RefHeading___Toc11291_2537557969311"/></text:p>
      <text:p text:style-name="P79">I teach a traditional "get to know college" course for freshmen. It's designed to help new students work on the skills they'll need to be successful in college, such as time management, personal management, and communication.</text:p>
      <text:p text:style-name="P25">It's also become a prime opportunity for me to introduce freshman students to the guiding principles of open culture.</text:p>
      <text:p text:style-name="P25">I've developed a method for treating my class as an open organization. To create a more collaborative and inclusive environment, I let the students co-construct the official course syllabus.</text:p>
      <text:p text:style-name="P25">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3578304705" text:style-name="L6">
        <text:list-item>
          <text:p text:style-name="P192">identifying an aspect of the course yet to be specified (for example, a"disruption policy"),</text:p>
        </text:list-item>
        <text:list-item>
          <text:p text:style-name="P192">discussing (as a group) the constraints of the problem, and</text:p>
        </text:list-item>
        <text:list-item>
          <text:p text:style-name="P192">helping students generate a solution.</text:p>
        </text:list-item>
      </text:list>
      <text:p text:style-name="Text_20_body">Early in the semester, we used these techniques to construct some course policies. Later on in the term, we employed the same <text:soft-page-break/>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o a discussion of the impacts distractions can have on a learning environment and the importance of paying attention in class. We also <text:soft-page-break/>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Quotations">A deliverable is late when it is submitted after the due date and time. Legitimate lateness reasons include ap<text:soft-page-break/>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25">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25">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1822110294" text:style-name="L7">
        <text:list-item>
          <text:p text:style-name="P193">Lecture: 2‒3 people create and deliver a presentation followed by quiz. Quiz results displayed on the board interactively.</text:p>
        </text:list-item>
        <text:list-item>
          <text:p text:style-name="P193">Individual, related presentations: Multiple speakers with connected topics where one talk leads into the <text:soft-page-break/>next.</text:p>
        </text:list-item>
        <text:list-item>
          <text:p text:style-name="P193">Jeopardy game: 3‒4 people, one person per category. Clues would be facts about the open source topic. The person responsible for the topic would introduce the topic, expand on each clue, and conclude the topic at the end.</text:p>
        </text:list-item>
        <text:list-item>
          <text:p text:style-name="P193">Classroom debate: Six debates on six topics, with 2‒3 people per team. Audience takes notes, asks questions, and assesses performance.</text:p>
        </text:list-item>
        <text:list-item>
          <text:p text:style-name="P193">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25">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320959586" text:style-name="L8">
        <text:list-item>
          <text:p text:style-name="P194"><text:soft-page-break/>Beginning the class by providing students with information about how open organizations work and examples of open organizations</text:p>
        </text:list-item>
        <text:list-item>
          <text:p text:style-name="P194">Creating one or two in-class activities (early in the term) that allow students to experience open principles and how they work in an organization</text:p>
        </text:list-item>
        <text:list-item>
          <text:p text:style-name="P194">Creating activities to instill a foundation of professionalism (in order to employ open organization principles, students need to have an understanding of the boundaries of professional behavior)</text:p>
        </text:list-item>
        <text:list-item>
          <text:p text:style-name="P194">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25">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25">I found that students were more creative when I gave them more space to create. They came up with very interesting ideas in response to fulfilling a broadly defined assignment. This type of creativity is key for supporting learning.</text:p>
      <text:p text:style-name="P25">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56"><text:soft-page-break/>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60" text:outline-level="3">Review and discussion questions</text:h>
      <text:list xml:id="list113806008262048" text:continue-list="list113806426402167" text:style-name="List_20_1">
        <text:list-item>
          <text:p text:style-name="P183">Massa id neque aliquam vestibulum morbi blandit. Mauris sit amet massa vitae tortor condimentum. Volutpat diam ut venenatis tellus in metus vulputate.</text:p>
        </text:list-item>
        <text:list-item>
          <text:p text:style-name="P183">Massa id neque aliquam vestibulum morbi blandit. Mauris sit amet massa vitae tortor condimentum. Volutpat diam ut venenatis tellus in metus vulputate.</text:p>
        </text:list-item>
        <text:list-item>
          <text:p text:style-name="P183">Massa id neque aliquam vestibulum morbi blandit. Mauris sit amet massa vitae tortor condimentum. Volutpat diam ut venenatis tellus in metus vulputate.</text:p>
        </text:list-item>
      </text:list>
      <text:h text:style-name="P129" text:outline-level="2"><text:bookmark-start text:name="__RefHeading___Toc21626_3512989452"/>An open process for discovering <text:span text:style-name="T45">our</text:span> <text:span text:style-name="T44">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Heading_20_3" text:outline-level="3"><text:soft-page-break/>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involvement at an organizational level. Finally, I recognized that a sense of ownership of shared values could foster parity across staff members with varying levels of experience and authority.</text:p>
      <text:p text:style-name="Text_20_body"><text:soft-page-break/>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text:soft-page-break/>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4">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text:soft-page-break/>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906706623" text:style-name="L9">
        <text:list-item>
          <text:p text:style-name="P195">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195">"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195">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It takes effort. But it is so <text:soft-page-break/>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161" text:outline-level="3">Review and discussion questions</text:h>
      <text:list xml:id="list113807536898532" text:continue-list="list113806008262048" text:style-name="List_20_1">
        <text:list-item>
          <text:p text:style-name="P184">Massa id neque aliquam vestibulum morbi blandit. Mauris sit amet massa vitae tortor condimentum. Volutpat diam ut venenatis tellus in metus vulputate.</text:p>
        </text:list-item>
        <text:list-item>
          <text:p text:style-name="P184">Massa id neque aliquam vestibulum morbi blandit. Mauris sit amet massa vitae tortor condimentum. Volutpat diam ut venenatis tellus in metus vulputate.</text:p>
        </text:list-item>
        <text:list-item>
          <text:p text:style-name="P184">Massa id neque aliquam vestibulum morbi blandit. Mauris sit amet massa vitae tortor condimentum. Volutpat diam ut venenatis tellus in metus vulputate.</text:p>
        </text:list-item>
      </text:list>
      <text:h text:style-name="P136" text:outline-level="2"><text:bookmark-start text:name="__RefHeading___Toc10308_1036237620"/>Chapter<text:bookmark-end text:name="__RefHeading___Toc10308_1036237620"/></text:h>
      <text:p text:style-name="P91"><text:bookmark-start text:name="__RefHeading___Toc11291_25375579693111"/>Author Name<text:bookmark-end text:name="__RefHeading___Toc11291_25375579693111"/></text:p>
      <text:p text:style-name="P8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4">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4">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6">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6">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57">Elit pellentesque habitant morbi tristique senectus et netus. Nisi lacus sed viverra tellus in hac. Egestas fringilla phasellus faucibus scelerisque eleifend.</text:p>
      <text:h text:style-name="P162" text:outline-level="3">Review and discussion questions</text:h>
      <text:list xml:id="list113807364962998" text:continue-numbering="true" text:style-name="List_20_1">
        <text:list-item>
          <text:p text:style-name="P185">Massa id neque aliquam vestibulum morbi blandit. Mauris sit amet massa vitae tortor condimentum. Volutpat diam ut venenatis tellus in metus vulputate.</text:p>
        </text:list-item>
        <text:list-item>
          <text:p text:style-name="P185">Massa id neque aliquam vestibulum morbi blandit. Mauris sit amet massa vitae tortor condimentum. Volutpat diam ut venenatis tellus in metus vulputate.</text:p>
        </text:list-item>
        <text:list-item>
          <text:p text:style-name="P185">Massa id neque aliquam vestibulum morbi blandit. Mauris sit amet massa vitae tortor condimentum. Volutpat diam ut venenatis tellus in metus vulputate.</text:p>
        </text:list-item>
      </text:list>
      <text:h text:style-name="P137" text:outline-level="2"><text:bookmark-start text:name="__RefHeading___Toc2373_848053758"/>Confronting linguistic bias: The case for an open human language<text:bookmark-end text:name="__RefHeading___Toc2373_848053758"/></text:h>
      <text:p text:style-name="P92"><text:bookmark-start text:name="__RefHeading___Toc11291_253755796931111"/>Race MoChridhe<text:bookmark-end text:name="__RefHeading___Toc11291_253755796931111"/></text:p>
      <text:p text:style-name="P81">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29" text:note-class="footnote"><text:note-citation/><text:note-body><text:p text:style-name="Footnote">https://doi.org/10.1080/03080188.2016.1165456</text:p></text:note-body></text:note></text:p>
      <text:p text:style-name="P27">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27"><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27">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27">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from the scien<text:soft-page-break/>tific paper that first described the jet stream<text:note text:id="ftn30" text:note-class="footnote"><text:note-citation/><text:note-body><text:p text:style-name="Footnote">https://www.airspacemag.com/as-next/as-next-may-unbelievablebuttrue-180968355/</text:p></text:note-body></text:note> to works of poetry<text:note text:id="ftn31" text:note-class="footnote"><text:note-citation/><text:note-body><text:p text:style-name="Footnote">https://www.theguardian.com/theguardian/1999/sep/29/features11.g22</text:p></text:note-body></text:note> nominated for the Nobel Prize).</text:p>
      <text:p text:style-name="P27">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27">Although there are now approximately two thousand native speakers of Esperanto, there is no special native speaker role in establishing linguistic norms.<text:note text:id="ftn32" text:note-class="footnote"><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33" text:note-class="footnote"><text:note-citation/><text:note-body><text:p text:style-name="Footnote">http://citeseerx.ist.psu.edu/viewdoc/download?doi=10.1.1.492.4267&amp;rep=rep1&amp;type=pdf</text:p></text:note-body></text:note></text:p>
      <text:p text:style-name="P27">This "openness" contrasts meaningfully with the "proprietary" status of ethnic languages, where the "ownership" of the native speaker population controls the establishment of idiomatic norms that, if not mastered precisely, adversely impact acquiring speakers. Even the most advanced second-language speakers of English en<text:soft-page-break/>counter systemic barriers to acceptance of their research for publication, for instance.<text:note text:id="ftn34" text:note-class="footnote"><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27">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27"><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27"><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text:soft-page-break/>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27">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27">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58">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163" text:outline-level="3">Review and discussion questions</text:h>
      <text:list xml:id="list113807680706419" text:continue-numbering="true" text:style-name="List_20_1">
        <text:list-item>
          <text:p text:style-name="P186">Massa id neque aliquam vestibulum morbi blandit. Mauris sit amet massa vitae tortor condimentum. Volutpat diam ut venenatis tellus in metus vulputate.</text:p>
        </text:list-item>
        <text:list-item>
          <text:p text:style-name="P186">Massa id neque aliquam vestibulum morbi blandit. Mauris sit amet massa vitae tortor condimentum. Volutpat diam ut venenatis tellus in metus vulputate.</text:p>
        </text:list-item>
        <text:list-item>
          <text:p text:style-name="P186">Massa id neque aliquam vestibulum morbi blandit. Mauris sit amet massa vitae tortor condimentum. Volutpat diam ut venenatis tellus in metus vulputate.</text:p>
        </text:list-item>
      </text:list>
      <text:h text:style-name="P129" text:outline-level="2"><text:bookmark-start text:name="__RefHeading___Toc10197_1036237620"/>Crowdsourcing <text:span text:style-name="T50">our</text:span> way to a <text:span text:style-name="T50">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SPARK," in honor of UAB's mascot, Blaze the Dragon), was a crowd<text:soft-page-break/>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702066386" text:style-name="L10">
        <text:list-item>
          <text:p text:style-name="P196">Electronic signature of documents as part of moving to a paperless system</text:p>
        </text:list-item>
        <text:list-item>
          <text:p text:style-name="P196">One gigabit bandwidth to the desktop</text:p>
        </text:list-item>
        <text:list-item>
          <text:p text:style-name="P196">Technology training and certification for IT pros and IT consultants</text:p>
        </text:list-item>
        <text:list-item>
          <text:p text:style-name="P196">Unlimited storage for all students, faculty, and staff</text:p>
        </text:list-item>
        <text:list-item>
          <text:p text:style-name="P196">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2360059589" text:style-name="L11">
        <text:list-item>
          <text:p text:style-name="P114">Ideas that are great, but not directly applicable to the customer/community</text:p>
        </text:list-item>
        <text:list-item>
          <text:p text:style-name="P114"><text:soft-page-break/>Ideas for solutions that were actually already available as part of our current IT infrastructure and resources</text:p>
        </text:list-item>
        <text:list-item>
          <text:p text:style-name="P114">Ideas that were clearly "quick wins," something we could implement in a day (or less)</text:p>
        </text:list-item>
        <text:list-item>
          <text:p text:style-name="P114">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hugging me on the street in gestures of pure joy—the first time in my career, I can honestly say, that's ever happened to me.</text:p>
      <text:p text:style-name="Text_20_body"><text:soft-page-break/>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text:soft-page-break/>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164" text:outline-level="3">Review and discussion questions</text:h>
      <text:list xml:id="list113806952727371" text:continue-list="list113807680706419" text:style-name="List_20_1">
        <text:list-item>
          <text:p text:style-name="P187">Massa id neque aliquam vestibulum morbi blandit. Mauris sit amet massa vitae tortor condimentum. Volutpat diam ut venenatis tellus in metus vulputate.</text:p>
        </text:list-item>
        <text:list-item>
          <text:p text:style-name="P187">Massa id neque aliquam vestibulum morbi blandit. Mauris sit amet massa vitae tortor condimentum. Volutpat diam ut venenatis tellus in metus vulputate.</text:p>
        </text:list-item>
        <text:list-item>
          <text:p text:style-name="P187">Massa id neque aliquam vestibulum morbi blandit. Mauris sit amet massa vitae tortor condimentum. Volutpat diam ut venenatis tellus in metus vulputate.</text:p>
        </text:list-item>
      </text:list>
      <text:h text:style-name="P135" text:outline-level="2"><text:bookmark-start text:name="__RefHeading___Toc13369_3512989452"/>How our non-profit works openly to make education accessible<text:bookmark-end text:name="__RefHeading___Toc13369_3512989452"/></text:h>
      <text:p text:style-name="P97"><text:bookmark-start text:name="__RefHeading___Toc11291_253755796932"/>Tanner Johnson<text:bookmark-end text:name="__RefHeading___Toc11291_253755796932"/></text:p>
      <text:p text:style-name="P76">I'm lucky to work with a team of impressive students at Duke University who are leaders in their classrooms and beyond. As members of CSbyUs,<text:note text:id="ftn35" text:note-class="footnote"><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36" text:note-class="footnote"><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2">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2">This is the story of how and why we utilized the principles we teach our students in order to deploy technology that will scale our mission and make our teaching resources open and accessible.</text:p>
      <text:h text:style-name="Heading_20_3" text:outline-level="3">Setting the scene</text:h>
      <text:p text:style-name="P10">For the past two years, CSbyUs has operated "on the ground," connecting Duke undergraduates to Durham middle schools via af<text:soft-page-break/>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text:soft-page-break/>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37" text:note-class="footnote"><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text:soft-page-break/>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Text_20_body">We wanted to avoid scope creep caused by a poorly defined mission and vision (something that happens too often in some organizations).<text:note text:id="ftn38" text:note-class="footnote"><text:note-citation/><text:note-body><text:p text:style-name="Footnote">https://www.pmi.org/learning/library/top-five-causes-scope-creep-6675</text:p></text:note-body></text:note> We needed structures to define our goals and maintain clarity in scope. Before imagining our application features, we knew we'd have to start with defining our north star. We would generate a clear problem statement to which we could refer throughout development.</text:p>
      <text:p text:style-name="Text_20_body"><text:soft-page-break/>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engagement and problem statement. In the case of ideating a solution, we started with "offline" brainstorms of three S.M.A.R.T. goals.<text:note text:id="ftn39" text:note-class="footnote"><text:note-citation/><text:note-body><text:p text:style-name="Footnote">https://www.projectmanager.com/blog/how-to-create-smart-goals</text:p></text:note-body></text:note> Those goals <text:soft-page-break/>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text:soft-page-break/>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40" text:note-class="footnote"><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text:soft-page-break/>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41" text:note-class="footnote"><text:note-citation/><text:note-body><text:p text:style-name="Footnote">http://csbyus.org/</text:p></text:note-body></text:note></text:p>
      <text:p text:style-name="P22">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2">Regardless of whether you work—on a software development team, in a classroom, or, heck, even in your family—principles like transparency and community are almost always the best foundation for a successful organization.</text:p>
      <text:p text:style-name="P53">Tanner <text:span text:style-name="T48">Johnson </text:span>is a digital 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164" text:outline-level="3">Review and discussion questions</text:h>
      <text:list xml:id="list113807115480174" text:continue-numbering="true" text:style-name="List_20_1">
        <text:list-item>
          <text:p text:style-name="P187">Massa id neque aliquam vestibulum morbi blandit. Mauris sit amet massa vitae tortor condimentum. Volutpat diam ut venenatis tellus in metus vulputate.</text:p>
        </text:list-item>
        <text:list-item>
          <text:p text:style-name="P187">Massa id neque aliquam vestibulum morbi blandit. Mauris sit amet massa vitae tortor condimentum. Volutpat diam ut venenatis tellus in metus vulputate.</text:p>
        </text:list-item>
        <text:list-item>
          <text:p text:style-name="P187">Massa id neque aliquam vestibulum morbi blandit. Mauris sit amet massa vitae tortor condimentum. Volutpat diam ut venenatis tellus in metus vulputate.</text:p>
        </text:list-item>
      </text:list>
      <text:h text:style-name="P138" text:outline-level="2"><text:bookmark-start text:name="__RefHeading___Toc1892_2434698073"/>Making computer science curricula as adaptable as our code<text:bookmark-end text:name="__RefHeading___Toc1892_2434698073"/></text:h>
      <text:p text:style-name="P90"><text:bookmark-start text:name="__RefHeading___Toc11291_2537557969321"/>Amarachi Achonu<text:bookmark-end text:name="__RefHeading___Toc11291_2537557969321"/></text:p>
      <text:p text:style-name="P78">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24">Our team at CSbyUs noticed this scarcity, and we've created an open source web platform to facilitate more flexible, adaptable, and tested curricula for computer science educators.<text:note text:id="ftn42" text:note-class="footnote"><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atmospheres. In contrast, an <text:span text:style-name="Emphasis">adaptable</text:span> curriculum is one that would <text:span text:style-name="Emphasis">account</text:span> for dynamic and changing classroom environments.</text:p>
      <text:p text:style-name="Text_20_body"><text:soft-page-break/>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adaptable in multiple ways to be able to engage more students at their level.</text:p>
      <text:p text:style-name="P12">"We want to challenge every student without making it too challenging for any individual student," Barton says. "Thinking about <text:soft-page-break/>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24">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text:soft-page-break/>making changes, and finally, utilizing the curriculum again. Once launched, the CSbyUS website will document this iterative process.</text:p>
      <text:p text:style-name="P24">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24">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55">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165" text:outline-level="3">Review and discussion questions</text:h>
      <text:list xml:id="list113806581597351" text:continue-numbering="true" text:style-name="List_20_1">
        <text:list-item>
          <text:p text:style-name="P188">Massa id neque aliquam vestibulum morbi blandit. Mauris sit amet massa vitae tortor condimentum. Volutpat diam ut venenatis tellus in metus vulputate.</text:p>
        </text:list-item>
        <text:list-item>
          <text:p text:style-name="P188">Massa id neque aliquam vestibulum morbi blandit. Mauris sit amet massa vitae tortor condimentum. Volutpat diam ut venenatis tellus in metus vulputate.</text:p>
        </text:list-item>
        <text:list-item>
          <text:p text:style-name="P188">Massa id neque aliquam vestibulum morbi blandit. Mauris sit amet massa vitae tortor condimentum. Volutpat diam ut venenatis tellus in metus vulputate.</text:p>
        </text:list-item>
      </text:list>
      <text:h text:style-name="P125" text:outline-level="1"><text:bookmark-start text:name="__RefHeading___Toc588_2023088379"/>Activities<text:bookmark-end text:name="__RefHeading___Toc588_2023088379"/></text:h>
      <text:h text:style-name="P140" text:outline-level="2"><text:bookmark-start text:name="__RefHeading___Toc13371_3512989452"/>Chapter (with <text:span text:style-name="T42">activity</text:span>)<text:bookmark-end text:name="__RefHeading___Toc13371_3512989452"/></text:h>
      <text:p text:style-name="P94"><text:bookmark-start text:name="__RefHeading___Toc1545_2651233811"/>Author Name<text:bookmark-end text:name="__RefHeading___Toc1545_2651233811"/></text:p>
      <text:p text:style-name="P102"><text:span text:style-name="Chapter_20_Type_20_Title"><text:span text:style-name="T42">activity</text:span></text:span></text:p>
      <text:p text:style-name="P102"><text:span text:style-name="T28">Time required</text:span>: Massa id neque aliquam vestibulum morbi blandit. Mauris sit amet massa vitae tortor condimentum. Volutpat diam ut venenatis tellus in metus vulputate.</text:p>
      <text:p text:style-name="P102">Materials <text:span text:style-name="T28">necessary</text:span>: Volutpat diam ut venenatis tellus in metus vulputate.</text:p>
      <text:p text:style-name="P8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48" text:outline-level="3">Facilitation steps</text:h>
      <text:p text:style-name="P29"><text:span text:style-name="Exercise_20_Step"><text:span text:style-name="T29">Step 1.</text:span></text:span><text:span text:style-name="T29"> Massa id neque aliquam vestibulum morbi blandit. Mauris sit amet massa vitae tortor condimentum. Volutpat diam ut venenatis tellus in metus vulputate.</text:span></text:p>
      <text:p text:style-name="P29"><text:span text:style-name="Exercise_20_Step"><text:span text:style-name="T29">Step 2.</text:span></text:span><text:span text:style-name="T29"> Massa id neque aliquam vestibulum morbi blandit. Mauris sit amet massa vitae tortor condimentum. Volutpat diam ut venenatis tellus in metus vulputate.</text:span></text:p>
      <text:p text:style-name="P29"><text:span text:style-name="Exercise_20_Step"><text:span text:style-name="T29">Step 3.</text:span></text:span><text:span text:style-name="T29"> Massa id neque aliquam vestibulum morbi blandit. Mauris sit amet massa vitae tortor condimentum. Volutpat diam ut venenatis tellus in metus vulputate.</text:span></text:p>
      <text:p text:style-name="P29"><text:span text:style-name="Exercise_20_Step"><text:span text:style-name="T29">Step 4.</text:span></text:span><text:span text:style-name="T29"> Massa id neque aliquam vestibulum morbi blandit. Mauris sit amet massa vitae tortor condimentum. Volutpat diam ut </text:span><text:soft-page-break/><text:span text:style-name="T29">venenatis tellus in metus vulputate.</text:span></text:p>
      <text:h text:style-name="Heading_20_3" text:outline-level="3"><text:bookmark-start text:name="__RefHeading___Toc13373_3512989452"/>Reflection<text:bookmark-end text:name="__RefHeading___Toc13373_3512989452"/></text:h>
      <text:p text:style-name="P29">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60">Ac orci phasellus egestas tellus rutrum tellus pellentesque eu. Elementum facilisis leo vel fringilla est ullamcorper eget. Quis hendrerit dolor magna eget est.</text:p>
      <text:h text:style-name="P140" text:outline-level="2"><text:bookmark-start text:name="__RefHeading___Toc13375_3512989452"/>Chapter (with <text:span text:style-name="T42">activity</text:span>)<text:bookmark-end text:name="__RefHeading___Toc13375_3512989452"/></text:h>
      <text:p text:style-name="P94"><text:bookmark-start text:name="__RefHeading___Toc1545_26512338111"/>Author Name<text:bookmark-end text:name="__RefHeading___Toc1545_26512338111"/></text:p>
      <text:p text:style-name="P102"><text:span text:style-name="Chapter_20_Type_20_Title"><text:span text:style-name="T42">activity</text:span></text:span></text:p>
      <text:p text:style-name="P102"><text:span text:style-name="T28">Time required</text:span>: Massa id neque aliquam vestibulum morbi blandit. Mauris sit amet massa vitae tortor condimentum. Volutpat diam ut venenatis tellus in metus vulputate.</text:p>
      <text:p text:style-name="P102">Materials <text:span text:style-name="T28">necessary</text:span>: Volutpat diam ut venenatis tellus in metus vulputate.</text:p>
      <text:p text:style-name="P8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48" text:outline-level="3">Facilitation steps</text:h>
      <text:p text:style-name="P29"><text:span text:style-name="Exercise_20_Step"><text:span text:style-name="T29">Step 1.</text:span></text:span><text:span text:style-name="T29"> Massa id neque aliquam vestibulum morbi blandit. Mauris sit amet massa vitae tortor condimentum. Volutpat diam ut venenatis tellus in metus vulputate.</text:span></text:p>
      <text:p text:style-name="P29"><text:span text:style-name="Exercise_20_Step"><text:span text:style-name="T29">Step 2.</text:span></text:span><text:span text:style-name="T29"> Massa id neque aliquam vestibulum morbi blandit. Mauris sit amet massa vitae tortor condimentum. Volutpat diam ut venenatis tellus in metus vulputate.</text:span></text:p>
      <text:p text:style-name="P29"><text:span text:style-name="Exercise_20_Step"><text:span text:style-name="T29">Step 3.</text:span></text:span><text:span text:style-name="T29"> Massa id neque aliquam vestibulum morbi blandit. Mauris sit amet massa vitae tortor condimentum. Volutpat diam ut venenatis tellus in metus vulputate.</text:span></text:p>
      <text:p text:style-name="P29"><text:span text:style-name="Exercise_20_Step"><text:span text:style-name="T29">Step 4.</text:span></text:span><text:span text:style-name="T29"> Massa id neque aliquam vestibulum morbi blandit. Mauris sit amet massa vitae tortor condimentum. Volutpat diam ut </text:span><text:soft-page-break/><text:span text:style-name="T29">venenatis tellus in metus vulputate.</text:span></text:p>
      <text:h text:style-name="Heading_20_3" text:outline-level="3"><text:bookmark-start text:name="__RefHeading___Toc13377_3512989452"/>Reflection<text:bookmark-end text:name="__RefHeading___Toc13377_3512989452"/></text:h>
      <text:p text:style-name="P29">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60">Ac orci phasellus egestas tellus rutrum tellus pellentesque eu. Elementum facilisis leo vel fringilla est ullamcorper eget. Quis hendrerit dolor magna eget est.</text:p>
      <text:h text:style-name="P140" text:outline-level="2"><text:bookmark-start text:name="__RefHeading___Toc13379_3512989452"/>Chapter (with <text:span text:style-name="T42">activity</text:span>)<text:bookmark-end text:name="__RefHeading___Toc13379_3512989452"/></text:h>
      <text:p text:style-name="P94"><text:bookmark-start text:name="__RefHeading___Toc1545_26512338112"/>Author Name<text:bookmark-end text:name="__RefHeading___Toc1545_26512338112"/></text:p>
      <text:p text:style-name="P102"><text:span text:style-name="Chapter_20_Type_20_Title"><text:span text:style-name="T42">activity</text:span></text:span></text:p>
      <text:p text:style-name="P102"><text:span text:style-name="T28">Time required</text:span>: Massa id neque aliquam vestibulum morbi blandit. Mauris sit amet massa vitae tortor condimentum. Volutpat diam ut venenatis tellus in metus vulputate.</text:p>
      <text:p text:style-name="P102">Materials <text:span text:style-name="T28">necessary</text:span>: Volutpat diam ut venenatis tellus in metus vulputate.</text:p>
      <text:p text:style-name="P8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48" text:outline-level="3">Facilitation steps</text:h>
      <text:p text:style-name="P29"><text:span text:style-name="Exercise_20_Step"><text:span text:style-name="T29">Step 1.</text:span></text:span><text:span text:style-name="T29"> Massa id neque aliquam vestibulum morbi blandit. Mauris sit amet massa vitae tortor condimentum. Volutpat diam ut venenatis tellus in metus vulputate.</text:span></text:p>
      <text:p text:style-name="P29"><text:span text:style-name="Exercise_20_Step"><text:span text:style-name="T29">Step 2.</text:span></text:span><text:span text:style-name="T29"> Massa id neque aliquam vestibulum morbi blandit. Mauris sit amet massa vitae tortor condimentum. Volutpat diam ut venenatis tellus in metus vulputate.</text:span></text:p>
      <text:p text:style-name="P29"><text:span text:style-name="Exercise_20_Step"><text:span text:style-name="T29">Step 3.</text:span></text:span><text:span text:style-name="T29"> Massa id neque aliquam vestibulum morbi blandit. Mauris sit amet massa vitae tortor condimentum. Volutpat diam ut venenatis tellus in metus vulputate.</text:span></text:p>
      <text:p text:style-name="P29"><text:span text:style-name="Exercise_20_Step"><text:span text:style-name="T29">Step 4.</text:span></text:span><text:span text:style-name="T29"> Massa id neque aliquam vestibulum morbi blandit. Mauris sit amet massa vitae tortor condimentum. Volutpat diam ut </text:span><text:soft-page-break/><text:span text:style-name="T29">venenatis tellus in metus vulputate.</text:span></text:p>
      <text:h text:style-name="Heading_20_3" text:outline-level="3"><text:bookmark-start text:name="__RefHeading___Toc13381_3512989452"/>Reflection<text:bookmark-end text:name="__RefHeading___Toc13381_3512989452"/></text:h>
      <text:p text:style-name="P29">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60">Ac orci phasellus egestas tellus rutrum tellus pellentesque eu. Elementum facilisis leo vel fringilla est ullamcorper eget. Quis hendrerit dolor magna eget est.</text:p>
      <text:h text:style-name="P128" text:outline-level="2"><text:bookmark-start text:name="__RefHeading___Toc2784_4119693890"/>Performing the collaborative dilemma<text:bookmark-end text:name="__RefHeading___Toc2784_4119693890"/></text:h>
      <text:p text:style-name="P85"><text:bookmark-start text:name="__RefHeading___Toc11456_253755796911"/>Gina Likins<text:bookmark-end text:name="__RefHeading___Toc11456_253755796911"/></text:p>
      <text:p text:style-name="P102"><text:span text:style-name="Chapter_20_Type_20_Title"><text:span text:style-name="T43">Activity</text:span></text:span></text:p>
      <text:p text:style-name="P100"><text:span text:style-name="T24">Estimated time to complete</text:span>: <text:span text:style-name="T30">30‒60 minutes</text:span></text:p>
      <text:p text:style-name="P100"><text:span text:style-name="T30">Materials needed</text:span>: <text:span text:style-name="T30">Two varieties of prizes, one "choice card" for every participant, a whiteboard and markers, signs that read "30 seconds" and "20 seconds"</text:span></text:p>
      <text:p text:style-name="P73">I wanted groups to experience open source values in a very concrete, hands-on way—so I created a game called "Candy or Swag,"<text:note text:id="ftn43" text:note-class="footnote"><text:note-citation/><text:note-body><text:p text:style-name="P40">Adapted from "Teaching the Prisoner's Dilemma More Effectively: Engaging the participants," by Michael A. McPherson and Michael L. Nieswiadomy (http://www.cas.unt.edu/~mcpherson/papers/mcpherson_nieswiadomy_jee.pdf)</text:p></text:note-body></text:note> which is based on The Prisoner's Dilemma.<text:note text:id="ftn44" text:note-class="footnote"><text:note-citation/><text:note-body><text:p text:style-name="P40"><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6">found them difficult to explain to others</text:span>—because <text:span text:style-name="T36">they're</text:span> abstract, <text:span text:style-name="T36">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0">In this chapter, I'll explain how I run "Candy or Swag," including game setup, instructions for play, and hints for facilitation.</text:p>
      <text:h text:style-name="Heading_20_3" text:outline-level="3"><text:soft-page-break/>Facilitation steps</text:h>
      <text:h text:style-name="P149" text:outline-level="3">Phase 1: Preparation</text:h>
      <text:p text:style-name="P5"><text:span text:style-name="Exercise_20_Step">Step 1.</text:span> Gather materials. For this exercise, you will need four things:</text:p>
      <text:list xml:id="list40184444" text:style-name="L12">
        <text:list-item>
          <text:p text:style-name="P197"><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6">candy</text:span> every "round" and that you will run at least eight rounds. Swag (or "high value" prizes) <text:span text:style-name="T36">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197"><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197"><text:span text:style-name="T15">A whiteboard and whiteboard markers or printed sheets to distribute with the payoff matrix</text:span> (see Figure 1).</text:p>
        </text:list-item>
        <text:list-item>
          <text:p text:style-name="P197"><text:span text:style-name="T30">Signs (handwritten is fine) reading "30 seconds" and "20 seconds."</text:span> </text:p>
        </text:list-item>
      </text:list>
      <text:p text:style-name="P5"><text:span text:style-name="Exercise_20_Step">Step 2.</text:span> Place a choice card at each participant's desk.</text:p>
      <text:h text:style-name="P150" text:outline-level="3">Phase 2: Game Play</text:h>
      <text:p text:style-name="P6"><text:span text:style-name="Exercise_20_Step">Step 1.</text:span> Explain the rules to participants. Here they are:</text:p>
      <text:list xml:id="list662040824" text:style-name="L13">
        <text:list-item>
          <text:p text:style-name="P198"><text:soft-page-break/><text:span text:style-name="Emphasis">No talking from this point forward. Anyone who talks gets neither candy nor swag.</text:span></text:p>
        </text:list-item>
        <text:list-item>
          <text:p text:style-name="P198"><text:span text:style-name="Emphasis">You have a choice card in front of you. When I say so, pick up the card and hold it so that your choice (of candy or swag) is facing up and the other side is hidden by your hand.</text:span></text:p>
        </text:list-item>
        <text:list-item>
          <text:p text:style-name="P198"><text:span text:style-name="Emphasis">I'll come around and tally your choices, so make sure to hold your card so I can see it but no one else can. If you want "candy," for example, hold the card so I can see "candy" when I come around.</text:span></text:p>
        </text:list-item>
        <text:list-item>
          <text:p text:style-name="P198"><text:span text:style-name="Emphasis">Here's the twist: Whether you receive candy, swag—or nothing at all!—is based on what choices the whole group makes, based on a payoff matrix.</text:span></text:p>
        </text:list-item>
        <text:list-item>
          <text:p text:style-name="P198"><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7">everyone</text:span> chooses <text:span text:style-name="T27">candy</text:span></text:p>
          </table:table-cell>
          <table:table-cell table:style-name="Table1.A2" office:value-type="string">
            <text:p text:style-name="P103">Everyone</text:p>
          </table:table-cell>
          <table:table-cell table:style-name="Table1.C2" office:value-type="string">
            <text:p text:style-name="P103">No one</text:p>
          </table:table-cell>
        </table:table-row>
        <table:table-row>
          <table:table-cell table:style-name="Table1.A2" office:value-type="string">
            <text:p text:style-name="Table_20_Contents">… ≤ target# of participants choose <text:span text:style-name="T27">swag</text:span></text:p>
          </table:table-cell>
          <table:table-cell table:style-name="Table1.A2" office:value-type="string">
            <text:p text:style-name="Table_20_Contents"><text:span text:style-name="T27">Everyone except</text:span> the participants who chose <text:span text:style-name="T27">swag</text:span></text:p>
          </table:table-cell>
          <table:table-cell table:style-name="Table1.C2" office:value-type="string">
            <text:p text:style-name="Table_20_Contents">The participants who chose <text:span text:style-name="T26">swag</text:span></text:p>
          </table:table-cell>
        </table:table-row>
        <table:table-row>
          <table:table-cell table:style-name="Table1.A2" office:value-type="string">
            <text:p text:style-name="Table_20_Contents">… &gt; target# of participants choose <text:span text:style-name="T27">swag</text:span></text:p>
          </table:table-cell>
          <table:table-cell table:style-name="Table1.A2" office:value-type="string">
            <text:p text:style-name="P103">No one</text:p>
          </table:table-cell>
          <table:table-cell table:style-name="Table1.C2" office:value-type="string">
            <text:p text:style-name="P103">No one</text:p>
          </table:table-cell>
        </table:table-row>
      </table:table>
      <text:p text:style-name="Figure_20_caption">Figure 1: <text:span text:style-name="T32">The "payout matrix"</text:span></text:p>
      <text:p text:style-name="P7">After explaining the payout matrix and taking questions, you're ready to play! (Important: Do not tell the participants how <text:soft-page-break/>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7">'</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6">9</text:span></text:span><text:span text:style-name="Exercise_20_Step">.</text:span> Explain these new rules:</text:p>
      <text:list xml:id="list1389697014" text:style-name="L14">
        <text:list-item>
          <text:p text:style-name="P115"><text:span text:style-name="Emphasis">You will have one minute from when I say "go" to collaborate as a group before each of you again chooses candy or swag.</text:span></text:p>
        </text:list-item>
        <text:list-item>
          <text:p text:style-name="P115"><text:span text:style-name="Emphasis">I'll hold up signs telling you when you have 30 seconds left, then 20 seconds left, then count down the last ten.</text:span></text:p>
        </text:list-item>
        <text:list-item>
          <text:p text:style-name="P115"><text:span text:style-name="Emphasis">All the rest of the rules are the same. Remember to choose the card for the prize you want, then hold it so that I am the only person who can see your choice.</text:span></text:p>
        </text:list-item>
      </text:list>
      <text:p text:style-name="P18"><text:span text:style-name="Exercise_20_Step">Step </text:span><text:span text:style-name="Exercise_20_Step"><text:span text:style-name="T36">10</text:span></text:span><text:span text:style-name="Exercise_20_Step">.</text:span> Say <text:span text:style-name="T15">"Go."</text:span></text:p>
      <text:p text:style-name="P18"><text:span text:style-name="Exercise_20_Step">Step 1</text:span><text:span text:style-name="Exercise_20_Step"><text:span text:style-name="T36">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18"><text:soft-page-break/><text:span text:style-name="Exercise_20_Step">Step 1</text:span><text:span text:style-name="Exercise_20_Step"><text:span text:style-name="T36">2</text:span></text:span><text:span text:style-name="Exercise_20_Step">.</text:span> As above, tally the votes for swag and explain the "payout." If at any time a participant asks how many more rounds there will be, tell them that you don't know. Run at least three rounds <text:span text:style-name="T33">t</text:span>his way. Run more rounds if it takes them a while to get collaborating.</text:p>
      <text:p text:style-name="P18"><text:span text:style-name="Exercise_20_Step">Step 1</text:span><text:span text:style-name="Exercise_20_Step"><text:span text:style-name="T36">3</text:span></text:span><text:span text:style-name="Exercise_20_Step">.</text:span> After a couple of rounds of playing the game this way, ask the group if—based on your discussions about "openness"—anyone can think of a change that would make the process even more open.</text:p>
      <text:p text:style-name="P18"><text:span text:style-name="Exercise_20_Step">Step 1</text:span><text:span text:style-name="Exercise_20_Step"><text:span text:style-name="T36">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18"><text:span text:style-name="Exercise_20_Step">Step 1</text:span><text:span text:style-name="Exercise_20_Step"><text:span text:style-name="T36">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h text:style-name="Heading_20_3" text:outline-level="3">Reflection</text:h>
      <text:p text:style-name="P18">If your exercise runs anything like mine have, then during the first few rounds of the game more than the target number of participants will choose swag and no one will receive anything. In groups I've facilitated (which typically had about 20 participants with a target number of 2), the number of participants who chose swag each round ranged from four to eight, but it was never fewer than two (so no one won anything). When asked to reflect on what they're seeing, the participants typically identify a few issues:</text:p>
      <text:list xml:id="list3875948113" text:style-name="L15">
        <text:list-item>
          <text:p text:style-name="P199"><text:soft-page-break/>"A lot of people are greedy (i.e., want swag)."</text:p>
        </text:list-item>
        <text:list-item>
          <text:p text:style-name="P199">"There's no way to tell who is asking for what."</text:p>
        </text:list-item>
        <text:list-item>
          <text:p text:style-name="P199">"There were a lot of people who were trying to do the right thing so everyone could get candy at least."</text:p>
        </text:list-item>
      </text:list>
      <text:p text:style-name="P18">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18">One group was particularly illustrative. Apparently, there'd been some interpersonal drama earlier in the week and tensions in the group were high. When they first played the collaboration round, they came up with a plan—but someone "cheated"<text:note text:id="ftn45" text:note-class="footnote"><text:note-citation/><text:note-body><text:p text:style-name="P41">I have "cheated<text:span text:style-name="T31">"</text:span> in quotes because in one sense he was following the best possible plan, if you were to discount altruism as a means to obtain future good.</text:p></text:note-body></text:note> (i.e., didn't stick to the agreed upon plan) and ended up causing the swag count to be "3."</text:p>
      <text:p text:style-name="P18">So we tried it again, and the same thing happened. And again. By this point, the group had figured out who the rogue was and <text:span text:style-name="T36">was</text:span> <text:span text:style-name="T36">becoming</text:span> quite upset with him. To my utter surprise, on the next round the cheater didn't cheat. I had to laugh, though, when someone pointed out that one of the other participants had taken away his swag card!</text:p>
      <text:p text:style-name="P18">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text:soft-page-break/>lems, the community will attempt to work it out with that person. But if that doesn't work, the community will often have no choice but to remove that person from the community.</text:p>
      <text:p text:style-name="P18">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45">Gina Likins is a member of the University Outreach group, which is part of the Open Source &amp; Standards Team at Red Hat. She's been working in internet strategy for more than 20 years, participating in online communities for nearly 25, and working in open source for more than <text:span text:style-name="T37">five</text:span>. She's passionate about finding ways to help our open source communities thrive and be more welcoming for everyone.</text:p>
      <text:h text:style-name="P141" text:outline-level="2"><text:bookmark-start text:name="__RefHeading___Toc13015_2537557969"/>Open organizations on Mars<text:bookmark-end text:name="__RefHeading___Toc13015_2537557969"/></text:h>
      <text:p text:style-name="P86"><text:bookmark-start text:name="__RefHeading___Toc13017_2537557969"/>Heidi Ellis<text:bookmark-end text:name="__RefHeading___Toc13017_2537557969"/></text:p>
      <text:p text:style-name="Callout"><text:span text:style-name="Chapter_20_Type_20_Title">Exercise</text:span></text:p>
      <text:p text:style-name="P101"><text:span text:style-name="T24">Estimated time to complete</text:span>: <text:span text:style-name="T34">90 minutes</text:span></text:p>
      <text:p text:style-name="P101"><text:span text:style-name="T24">Materials needed</text:span>: <text:span text:style-name="T35">The Open Organization Maturity Model, score cards, writing utensils, notepads, and paper</text:span></text:p>
      <text:p text:style-name="P75">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19">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151" text:outline-level="3"><text:soft-page-break/>Facilitation steps</text:h>
      <text:h text:style-name="Heading_20_3" text:outline-level="3">Phase 1: Imagine a new society</text:h>
      <text:p text:style-name="P8">In this phase of the exercise, participants will collaborate in teams to imagine a new society. <text:span text:style-name="T35">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you use for distributing resources? Does the government own all re</text:span><text:soft-page-break/><text:span text:style-name="Emphasis">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5">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P151" text:outline-level="3">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46" text:note-class="footnote"><text:note-citation/><text:note-body><text:p text:style-name="P42">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141134900" text:style-name="L16">
        <text:list-item>
          <text:p text:style-name="P200">Transparency</text:p>
        </text:list-item>
        <text:list-item>
          <text:p text:style-name="P200">Inclusivity</text:p>
        </text:list-item>
        <text:list-item>
          <text:p text:style-name="P200">Adaptability</text:p>
        </text:list-item>
        <text:list-item>
          <text:p text:style-name="P200">Collaboration</text:p>
        </text:list-item>
        <text:list-item>
          <text:p text:style-name="P200">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text:soft-page-break/>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1318998534" text:style-name="L17">
        <text:list-item>
          <text:p text:style-name="P201">Which aspects of your community are most mature? Why did you design them in the manner that you did?</text:p>
        </text:list-item>
        <text:list-item>
          <text:p text:style-name="P201">Which aspects of your community are least mature? Why did you design them in the manner that you did?</text:p>
        </text:list-item>
        <text:list-item>
          <text:p text:style-name="P201">What underlying assumptions did you make when you designed the culture?</text:p>
        </text:list-item>
        <text:list-item>
          <text:p text:style-name="P201"><text:soft-page-break/>What changes might you suggest to move the least mature aspects of the community to be more mature? What sort of changes would that require in the community?</text:p>
        </text:list-item>
        <text:list-item>
          <text:p text:style-name="P201">Given the current state of your community, what sort of a process would you envision to help the community become more mature with respect to being an open organization?</text:p>
        </text:list-item>
      </text:list>
      <text:p text:style-name="P46">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42" text:outline-level="2"/>
      <text:h text:style-name="P122" text:outline-level="1"><text:bookmark-start text:name="__RefHeading___Toc822_1232125672"/>Appendix<text:bookmark-end text:name="__RefHeading___Toc822_1232125672"/></text:h>
      <text:h text:style-name="P143" text:outline-level="2"><text:bookmark-start text:name="__RefHeading___Toc13383_3512989452"/>The Open Organization Definition<text:bookmark-end text:name="__RefHeading___Toc13383_3512989452"/></text:h>
      <text:p text:style-name="P95"><text:bookmark-start text:name="__RefHeading___Toc5173_772903223"/>The Open Organization Ambassadors<text:bookmark-end text:name="__RefHeading___Toc5173_772903223"/></text:p>
      <text:h text:style-name="P152" text:outline-level="3">Preamble</text:h>
      <text:p text:style-name="P33">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666804857" text:style-name="L18">
        <text:list-item>
          <text:p text:style-name="P202"><text:span text:style-name="Inline_20_Subhead">Greater agility</text:span>, as members are more capable of working toward goals in unison and with shared vision;</text:p>
        </text:list-item>
        <text:list-item>
          <text:p text:style-name="P202"><text:span text:style-name="Inline_20_Subhead">Faster innovation</text:span>, as ideas from both inside and outside the organization receive more equitable consideration and rapid experimentation, and;</text:p>
        </text:list-item>
        <text:list-item>
          <text:p text:style-name="P202"><text:span text:style-name="Inline_20_Subhead">Increased engagement</text:span>, as members clearly see connections between their particular activities and an organization's overarching values, mission, and spirit.</text:p>
        </text:list-item>
      </text:list>
      <text:p text:style-name="P33">But openness is fluid. Openness is multifaceted. Openness is contested.</text:p>
      <text:p text:style-name="P33">While every organization is different—and therefore every example of an open organization is unique—we believe these five characteristics serve as the basic conditions for openness in most contexts:</text:p>
      <text:list xml:id="list831847657" text:style-name="L19">
        <text:list-item>
          <text:p text:style-name="P203">Transparency</text:p>
        </text:list-item>
        <text:list-item>
          <text:p text:style-name="P203">Inclusivity</text:p>
        </text:list-item>
        <text:list-item>
          <text:p text:style-name="P203">Adaptability</text:p>
        </text:list-item>
        <text:list-item>
          <text:p text:style-name="P203">Collaboration</text:p>
        </text:list-item>
        <text:list-item>
          <text:p text:style-name="P203">Community</text:p>
        </text:list-item>
      </text:list>
      <text:h text:style-name="P152" text:outline-level="3">Characteristics of an open organization</text:h>
      <text:p text:style-name="P33">Open organizations take many shapes. Their sizes, compositions, and missions vary. But the following five characteristics are the hallmarks of any open organization.</text:p>
      <text:p text:style-name="P33"><text:soft-page-break/>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33">That fact makes explaining any one of the characteristics difficult without reference to the others.</text:p>
      <text:h text:style-name="P152" text:outline-level="3">Transparency</text:h>
      <text:p text:style-name="P36">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2">In open organizations, transparency looks like:</text:span></text:p>
      <text:list xml:id="list1480058719" text:style-name="L20">
        <text:list-item>
          <text:p text:style-name="P204">Everyone working on a project or initiative has access to all pertinent materials by default.</text:p>
        </text:list-item>
        <text:list-item>
          <text:p text:style-name="P204">People willingly disclose their work, invite participation on projects before those projects are complete and/or "final," and respond positively to request for additional details.</text:p>
        </text:list-item>
        <text:list-item>
          <text:p text:style-name="P204">People affected by decisions can access and review the processes and arguments that lead to those decisions, and they can comment on and respond to them.</text:p>
        </text:list-item>
        <text:list-item>
          <text:p text:style-name="P204">Leaders encourage others to tell stories about both their failures and their successes without fear of repercussion; associates are forthcoming about both.</text:p>
        </text:list-item>
        <text:list-item>
          <text:p text:style-name="P204">People value both success and failures for the lessons they provide.</text:p>
        </text:list-item>
        <text:list-item>
          <text:p text:style-name="P204"><text:soft-page-break/>Goals are public and explicit, and people working on projects clearly indicate roles and responsibilities to enhance accountability.</text:p>
        </text:list-item>
      </text:list>
      <text:h text:style-name="P152" text:outline-level="3">Inclusivity</text:h>
      <text:p text:style-name="P36">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2">In open organizations, inclusivity looks like:</text:span></text:p>
      <text:list xml:id="list1878759436" text:style-name="L21">
        <text:list-item>
          <text:p text:style-name="P205">Technical channels and social norms for encouraging diverse points of view are well-established and obvious.</text:p>
        </text:list-item>
        <text:list-item>
          <text:p text:style-name="P205">Protocols and procedures for participation are clear, widely available, and acknowledged, allowing for constructive inclusion of diverse perspectives.</text:p>
        </text:list-item>
        <text:list-item>
          <text:p text:style-name="P205">The organization features multiple channels and/or methods for receiving feedback in order to accommodate people's preferences.</text:p>
        </text:list-item>
        <text:list-item>
          <text:p text:style-name="P205">Leaders regularly assess and respond to feedback they receive, and cultivate a culture that encourages frequent dialog regarding this feedback.</text:p>
        </text:list-item>
        <text:list-item>
          <text:p text:style-name="P205">Leaders are conscious of voices not present in dialog and actively seek to include or incorporate them.</text:p>
        </text:list-item>
        <text:list-item>
          <text:p text:style-name="P205">People feel a duty to voice opinions on issues relevant to their work or about which they are passionate.</text:p>
        </text:list-item>
        <text:list-item>
          <text:p text:style-name="P205">People work transparently and share materials via common standards and/or agreed-upon platforms that do not prevent others from accessing or modifying them.</text:p>
        </text:list-item>
      </text:list>
      <text:h text:style-name="P152" text:outline-level="3"><text:soft-page-break/>Adaptability</text:h>
      <text:p text:style-name="P34">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33">In open organizations, adaptability looks like:</text:p>
      <text:list xml:id="list1685404157" text:style-name="L22">
        <text:list-item>
          <text:p text:style-name="P206">Feedback mechanisms are accessible both to members of the organization and to outside members, who can offer suggestions.</text:p>
        </text:list-item>
        <text:list-item>
          <text:p text:style-name="P206">Feedback mechanisms allow and encourage peers to assist one another without managerial oversight, if necessary.</text:p>
        </text:list-item>
        <text:list-item>
          <text:p text:style-name="P206">Leaders work to ensure that feedback loops genuinely and materially impact the ways people in the organization operate.</text:p>
        </text:list-item>
        <text:list-item>
          <text:p text:style-name="P206">Processes for collective problem solving, collaborative decision making, and continuous learning are in place, and the organization rewards both personal and team learning to reinforce a growth mindset.</text:p>
        </text:list-item>
        <text:list-item>
          <text:p text:style-name="P206">People tend to understand the context for the changes they're making or experiencing.</text:p>
        </text:list-item>
        <text:list-item>
          <text:p text:style-name="P206">People are not afraid to make mistakes, yet projects and teams are comfortable adapting their pre-existing work to project-specific contexts in order to avoid repeated failures.</text:p>
        </text:list-item>
      </text:list>
      <text:h text:style-name="P152" text:outline-level="3">Collaboration</text:h>
      <text:p text:style-name="P35">Work in an open organization involves multiple parties by default. Participants believe that joint work produces better (more <text:soft-page-break/>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558157294" text:style-name="L23">
        <text:list-item>
          <text:p text:style-name="P207">People tend to believe that working together produces better results.</text:p>
        </text:list-item>
        <text:list-item>
          <text:p text:style-name="P207">People tend to begin work collaboratively, rather than "add collaboration" after they've each completed individual components of work.</text:p>
        </text:list-item>
        <text:list-item>
          <text:p text:style-name="P207">People tend to engage partners outside their immediate teams when undertaking new projects.</text:p>
        </text:list-item>
        <text:list-item>
          <text:p text:style-name="P207">Work produced collaboratively is easily available internally for others to build upon.</text:p>
        </text:list-item>
        <text:list-item>
          <text:p text:style-name="P207">Work produced collaboratively is available externally for creators outside the organization to use in potentially unforeseen ways.</text:p>
        </text:list-item>
        <text:list-item>
          <text:p text:style-name="P207">People can discover, provide feedback on, and join work in progress easily—and are welcomed to do so.</text:p>
        </text:list-item>
      </text:list>
      <text:h text:style-name="P153" text:outline-level="3">Community</text:h>
      <text:p text:style-name="P36">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2">In open organizations, community looks like:</text:span></text:p>
      <text:list xml:id="list985400872" text:style-name="L24">
        <text:list-item>
          <text:p text:style-name="P208">Shared values and principles that inform decision-making and assessment processes are clear and obvious to members.</text:p>
        </text:list-item>
        <text:list-item>
          <text:p text:style-name="P208">People feel equipped and empowered to make meaningful contributions to collaborative work.</text:p>
        </text:list-item>
        <text:list-item>
          <text:p text:style-name="P208">Leaders mentor others and demonstrate strong accountability to the group by modeling shared values and principles.</text:p>
        </text:list-item>
        <text:list-item>
          <text:p text:style-name="P208"><text:soft-page-break/>People have a common language and work together to ensure that ideas do not get "lost in translation," and they are comfortable sharing their knowledge and stories to further the group's work.</text:p>
        </text:list-item>
      </text:list>
      <text:p text:style-name="P61">Version <text:span text:style-name="T22">2</text:span>.0<text:line-break/><text:span text:style-name="T22">April</text:span> 201<text:span text:style-name="T22">7</text:span><text:line-break/><text:span text:style-name="T23">github.com/open-organization-ambassadors/open-org-definition</text:span></text:p>
      <text:p text:style-name="P112"/>
      <text:h text:style-name="P122" text:outline-level="1"><text:bookmark-start text:name="__RefHeading___Toc842_1232125672"/>Learn More<text:bookmark-end text:name="__RefHeading___Toc842_1232125672"/></text:h>
      <text:h text:style-name="P144" text:outline-level="2"><text:bookmark-start text:name="__RefHeading___Toc2382_190016556"/>Additional <text:span text:style-name="T20">resources</text:span><text:bookmark-end text:name="__RefHeading___Toc2382_190016556"/></text:h>
      <text:h text:style-name="P154" text:outline-level="3">Book series</text:h>
      <text:p text:style-name="P30">Continue reading about the future of work, management, and leadership in the <text:span text:style-name="T15">Open Organization</text:span><text:span text:style-name="T3"> book series. Get started at opensource.com/open-organization/resources/book-series.</text:span></text:p>
      <text:h text:style-name="P154" text:outline-level="3"><text:span text:style-name="T11">M</text:span><text:span text:style-name="T3">ailing list</text:span></text:h>
      <text:p text:style-name="P29"><text:span text:style-name="T8">Our community of writers, practitioners, and ambassadors regularly exchange resources and discuss </text:span><text:span text:style-name="T11">the themes of this book</text:span><text:span text:style-name="T8">. Chime in </text:span><text:span text:style-name="T6">at www.redhat.com/mailman/listinfo/openorg-list.</text:span></text:p>
      <text:h text:style-name="P148" text:outline-level="3">The "Open Organization Highlights" newsletter</text:h>
      <text:p text:style-name="P29"><text:span text:style-name="T4">Get open organization stories sent directly to your inbox. Visit </text:span><text:span text:style-name="T6">opensource.com/open-organization/resources/newsletter</text:span><text:span text:style-name="T4"> to sign up.</text:span></text:p>
      <text:h text:style-name="P148" text:outline-level="3">Discussion <text:span text:style-name="T21">g</text:span>uides</text:h>
      <text:p text:style-name="P29"><text:span text:style-name="T7">Want to start your own </text:span><text:span text:style-name="T16">Open Organization</text:span><text:span text:style-name="T7"> book club? Download free discussion guides for help getting started. Just visit opensource.com/open-organization/resources/.</text:span></text:p>
      <text:h text:style-name="P145" text:outline-level="2"><text:bookmark-start text:name="__RefHeading___Toc13385_3512989452"/>Get involved<text:bookmark-end text:name="__RefHeading___Toc13385_3512989452"/></text:h>
      <text:h text:style-name="P148" text:outline-level="3">Share this book</text:h>
      <text:p text:style-name="P31">We've licensed this book with a Creative Commons license, so you're free to share a copy with anyone who might benefit from learning more about the ways open source values are changing organizations today. See the copyright statement for more detail.</text:p>
      <text:h text:style-name="P155" text:outline-level="3">Tell your story</text:h>
      <text:p text:style-name="P32">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156" text:outline-level="3">Join the community</text:h>
      <text:p text:style-name="P29"><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0">your </text:span><text:span text:style-name="T5">experience—and join us </text:span><text:span text:style-name="T9">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125</text:page-number></text:p>
      </style:footer>
    </style:master-page>
    <style:master-page style:name="Start_20_Page" style:display-name="Start Page" style:page-layout-name="Mpm2" style:next-style-name="Standard">
      <style:footer>
        <text:p text:style-name="Footer"><text:page-number text:select-page="current">126</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137</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06</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5DT7H4M7S</meta:editing-duration>
    <meta:editing-cycles>765</meta:editing-cycles>
    <dc:title>Open Organization Book</dc:title>
    <dc:date>2019-06-03T11:38:05.257578648</dc:date>
    <meta:document-statistic meta:table-count="3" meta:image-count="0" meta:object-count="0" meta:page-count="137" meta:paragraph-count="847" meta:word-count="28457" meta:character-count="187675" meta:non-whitespace-character-count="160270"/>
    <meta:template xlink:type="simple" xlink:actuate="onRequest" xlink:title="Open Organization Book" xlink:href="../../../../.config/libreoffice/4/user/template/Open%20Organization%20Book.ott" meta:date="2017-03-02T13:55:41.957328267"/>
  </office:meta>
</office:document-meta>
</file>